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6701in"/>
    </style:style>
    <style:style style:name="co6" style:family="table-column">
      <style:table-column-properties fo:break-before="auto" style:column-width="1.9783in"/>
    </style:style>
    <style:style style:name="co7" style:family="table-column">
      <style:table-column-properties fo:break-before="auto" style:column-width="11.3673in"/>
    </style:style>
    <style:style style:name="co8"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CPUID Feature Flags</text:p>
          </table:table-cell>
          <table:table-cell table:style-name="ce9" office:value-type="string">
            <text:p>AT&amp;T Mnemonic</text:p>
          </table:table-cell>
          <table:table-cell table:style-name="ce9" office:value-type="string">
            <text:p>Description</text:p>
          </table:table-cell>
        </table:table-row>
        <table:table-row table:style-name="ro1">
          <table:table-cell table:style-name="ce1"/>
          <table:table-cell table:style-name="ce9" table:number-columns-repeated="6"/>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L after addition.</text:p>
          </table:table-cell>
        </table:table-row>
        <table:table-row table:style-name="ro1">
          <table:table-cell table:number-columns-repeated="7"/>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djust AX before division to number base imm8.</text:p>
          </table:table-cell>
        </table:table-row>
        <table:table-row table:style-name="ro1">
          <table:table-cell table:number-columns-repeated="6"/>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djust AX after multiply to number base imm8.</text:p>
          </table:table-cell>
        </table:table-row>
        <table:table-row table:style-name="ro1">
          <table:table-cell table:number-columns-repeated="6"/>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ASCII adjust AL after subtraction.</text:p>
          </table:table-cell>
        </table:table-row>
        <table:table-row table:style-name="ro1">
          <table:table-cell table:number-columns-repeated="7"/>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cb</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7"/>
          <table:table-cell table:style-name="ce4" office:value-type="string">
            <text:p>adcb</text:p>
          </table:table-cell>
          <table:table-cell table:style-name="ce4" office:value-type="string">
            <text:p>Add with carry byte register to r/m8.</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table:table-cell table:style-name="ce4" office:value-type="string">
            <text:p>adcb</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7"/>
          <table:table-cell table:style-name="ce4" office:value-type="string">
            <text:p>adcb</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table:table-cell table:style-name="ce4" office:value-type="string">
            <text:p>adcw</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table:table-cell table:style-name="ce4" office:value-type="string">
            <text:p>adcl</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cq</text:p>
          </table:table-cell>
          <table:table-cell table:style-name="ce4" office:value-type="string">
            <text:p>Add with CF r/m64 to r64.</text:p>
          </table:table-cell>
        </table:table-row>
        <table:table-row table:style-name="ro1">
          <table:table-cell table:number-columns-repeated="7"/>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table:table-cell table:style-name="ce4" office:value-type="string">
            <text:p>addb</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ddb</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table:table-cell table:style-name="ce4" office:value-type="string">
            <text:p>addw</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table:table-cell table:style-name="ce4" office:value-type="string">
            <text:p>addl</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ddq</text:p>
          </table:table-cell>
          <table:table-cell table:style-name="ce4" office:value-type="string">
            <text:p>Add r/m64 to r64.</text:p>
          </table:table-cell>
        </table:table-row>
        <table:table-row table:style-name="ro1">
          <table:table-cell table:number-columns-repeated="7"/>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ddpd</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d</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d</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ddps</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s</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ps</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addsd</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d</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7"/>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addss</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s</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7"/>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SSE3</text:p>
          </table:table-cell>
          <table:table-cell table:style-name="ce4" office:value-type="string">
            <text:p>addsubpd</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d</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d</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SSE3</text:p>
          </table:table-cell>
          <table:table-cell table:style-name="ce4" office:value-type="string">
            <text:p>addsubps</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s</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ddsubps</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7"/>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dec</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dec</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7"/>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declast</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AEX AVX</text:p>
          </table:table-cell>
          <table:table-cell table:style-name="ce4" office:value-type="string">
            <text:p>vaesdeclast</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7"/>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enc</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enc</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7"/>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enclast</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enclast</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7"/>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AES</text:p>
          </table:table-cell>
          <table:table-cell table:style-name="ce4" office:value-type="string">
            <text:p>aesimc</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imc</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7"/>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ES</text:p>
          </table:table-cell>
          <table:table-cell table:style-name="ce4" office:value-type="string">
            <text:p>aeskeygenassist</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AES AVX</text:p>
          </table:table-cell>
          <table:table-cell table:style-name="ce4" office:value-type="string">
            <text:p>vaeskeygenassist</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7"/>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table:table-cell table:style-name="ce4" office:value-type="string">
            <text:p>andb</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andb</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table:table-cell table:style-name="ce4" office:value-type="string">
            <text:p>andw</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table:table-cell table:style-name="ce4" office:value-type="string">
            <text:p>andl</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andq</text:p>
          </table:table-cell>
          <table:table-cell table:style-name="ce4" office:value-type="string">
            <text:p>r64 AND r/m64.</text:p>
          </table:table-cell>
        </table:table-row>
        <table:table-row table:style-name="ro1">
          <table:table-cell table:number-columns-repeated="7"/>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ndpd</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d</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d</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7"/>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ndps</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s</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ps</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7"/>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andnpd</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d</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d</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7"/>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andnps</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s</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andnps</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7"/>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Adjust RPL of r/m16 to not less than RPL of r16.</text:p>
          </table:table-cell>
        </table:table-row>
        <table:table-row table:style-name="ro1">
          <table:table-cell table:number-columns-repeated="7"/>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pd</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d</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d</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7"/>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ps</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s</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ps</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7"/>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vpd</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d</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d</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7"/>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SSE4_1</text:p>
          </table:table-cell>
          <table:table-cell table:style-name="ce4" office:value-type="string">
            <text:p>blendvps</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s</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AVX</text:p>
          </table:table-cell>
          <table:table-cell table:style-name="ce4" office:value-type="string">
            <text:p>vblendvps</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7"/>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heck if r32 (array index) is within bounds specified by m16&amp;16.</text:p>
          </table:table-cell>
        </table:table-row>
        <table:table-row table:style-name="ro1">
          <table:table-cell table:number-columns-repeated="7"/>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table:table-cell table:style-name="ce4" office:value-type="string">
            <text:p>bsfw</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table:table-cell table:style-name="ce4" office:value-type="string">
            <text:p>bsfl</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sfq</text:p>
          </table:table-cell>
          <table:table-cell table:style-name="ce4" office:value-type="string">
            <text:p>Bit scan forward on r/m64.</text:p>
          </table:table-cell>
        </table:table-row>
        <table:table-row table:style-name="ro1">
          <table:table-cell table:number-columns-repeated="7"/>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table:table-cell table:style-name="ce4" office:value-type="string">
            <text:p>bsrw</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table:table-cell table:style-name="ce4" office:value-type="string">
            <text:p>bsrl</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srq</text:p>
          </table:table-cell>
          <table:table-cell table:style-name="ce4" office:value-type="string">
            <text:p>Bit scan reverse on r/m64.</text:p>
          </table:table-cell>
        </table:table-row>
        <table:table-row table:style-name="ro1">
          <table:table-cell table:number-columns-repeated="7"/>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table:table-cell table:style-name="ce4" office:value-type="string">
            <text:p>bswap</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table:style-name="ce4"/>
          <table:table-cell office:value-type="string">
            <text:p>bswap</text:p>
          </table:table-cell>
          <table:table-cell table:style-name="ce4" office:value-type="string">
            <text:p>Reverses the byte order of a 64-bit register.</text:p>
          </table:table-cell>
        </table:table-row>
        <table:table-row table:style-name="ro1">
          <table:table-cell table:number-columns-repeated="5"/>
          <table:table-cell table:style-name="Default"/>
          <table:table-cell/>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q</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table:table-cell table:style-name="ce4" office:value-type="string">
            <text:p>btw</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table:table-cell table:style-name="ce4" office:value-type="string">
            <text:p>btl</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q</text:p>
          </table:table-cell>
          <table:table-cell table:style-name="ce4" office:value-type="string">
            <text:p>Store selected bit in CF flag.</text:p>
          </table:table-cell>
        </table:table-row>
        <table:table-row table:style-name="ro1">
          <table:table-cell table:number-columns-repeated="7"/>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cq</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table:table-cell table:style-name="ce4" office:value-type="string">
            <text:p>btcw</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table:table-cell table:style-name="ce4" office:value-type="string">
            <text:p>btcl</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cq</text:p>
          </table:table-cell>
          <table:table-cell table:style-name="ce4" office:value-type="string">
            <text:p>Store selected bit in CF flag and complement.</text:p>
          </table:table-cell>
        </table:table-row>
        <table:table-row table:style-name="ro1">
          <table:table-cell table:number-columns-repeated="7"/>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rq</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table:table-cell table:style-name="ce4" office:value-type="string">
            <text:p>btrw</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table:table-cell table:style-name="ce4" office:value-type="string">
            <text:p>btrl</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rq</text:p>
          </table:table-cell>
          <table:table-cell table:style-name="ce4" office:value-type="string">
            <text:p>Store selected bit in CF flag and clear.</text:p>
          </table:table-cell>
        </table:table-row>
        <table:table-row table:style-name="ro1">
          <table:table-cell table:number-columns-repeated="7"/>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sq</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table:table-cell table:style-name="ce4" office:value-type="string">
            <text:p>btsw</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table:table-cell table:style-name="ce4" office:value-type="string">
            <text:p>btsl</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btsq</text:p>
          </table:table-cell>
          <table:table-cell table:style-name="ce4" office:value-type="string">
            <text:p>Store selected bit in CF flag and set.</text:p>
          </table:table-cell>
        </table:table-row>
        <table:table-row table:style-name="ro1">
          <table:table-cell table:number-columns-repeated="7"/>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table:number-columns-repeated="2"/>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allq</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table:table-cell table:style-name="ce4" office:value-type="string">
            <text:p>callq</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allq</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7"/>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table:table-cell table:style-name="ce4" office:value-type="string">
            <text:p>cbtw</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table:table-cell table:style-name="ce4" office:value-type="string">
            <text:p>cwtl</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ltq</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7"/>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table:table-cell table:style-name="ce4" office:value-type="string">
            <text:p>clc</text:p>
          </table:table-cell>
          <table:table-cell table:style-name="ce4" office:value-type="string">
            <text:p>Clear CF flag.</text:p>
          </table:table-cell>
        </table:table-row>
        <table:table-row table:style-name="ro1">
          <table:table-cell table:number-columns-repeated="7"/>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table:table-cell table:style-name="ce4" office:value-type="string">
            <text:p>cld</text:p>
          </table:table-cell>
          <table:table-cell table:style-name="ce4" office:value-type="string">
            <text:p>Clear DF flag.</text:p>
          </table:table-cell>
        </table:table-row>
        <table:table-row table:style-name="ro1">
          <table:table-cell table:number-columns-repeated="7"/>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table:table-cell table:style-name="ce4" office:value-type="string">
            <text:p>clflush</text:p>
          </table:table-cell>
          <table:table-cell table:style-name="ce4" office:value-type="string">
            <text:p>Flushes cache line containing m8.</text:p>
          </table:table-cell>
        </table:table-row>
        <table:table-row table:style-name="ro1">
          <table:table-cell table:number-columns-repeated="7"/>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table:table-cell table:style-name="ce4" office:value-type="string">
            <text:p>cli</text:p>
          </table:table-cell>
          <table:table-cell table:style-name="ce4" office:value-type="string">
            <text:p>Clear interrupt flag; interrupts disabled when interrupt flag cleared.</text:p>
          </table:table-cell>
        </table:table-row>
        <table:table-row table:style-name="ro1">
          <table:table-cell table:number-columns-repeated="7"/>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table:table-cell table:style-name="ce4" office:value-type="string">
            <text:p>clts</text:p>
          </table:table-cell>
          <table:table-cell table:style-name="ce4" office:value-type="string">
            <text:p>Clears TS flag in CR0.</text:p>
          </table:table-cell>
        </table:table-row>
        <table:table-row table:style-name="ro1">
          <table:table-cell table:number-columns-repeated="7"/>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table:table-cell table:style-name="ce4" office:value-type="string">
            <text:p>cmc</text:p>
          </table:table-cell>
          <table:table-cell table:style-name="ce4" office:value-type="string">
            <text:p>Complement CF flag.</text:p>
          </table:table-cell>
        </table:table-row>
        <table:table-row table:style-name="ro1">
          <table:table-cell table:number-columns-repeated="7"/>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table:table-cell table:style-name="ce4" office:value-type="string">
            <text:p>cmovaw</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7"/>
          <table:table-cell table:style-name="ce7" office:value-type="string">
            <text:p>cmoval</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q</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table:table-cell table:style-name="ce4" office:value-type="string">
            <text:p>cmovaew</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7"/>
          <table:table-cell table:style-name="ce7" office:value-type="string">
            <text:p>cmovael</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eq</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table:table-cell table:style-name="ce4" office:value-type="string">
            <text:p>cmovew</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7"/>
          <table:table-cell table:style-name="ce7" office:value-type="string">
            <text:p>cmovel</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eq</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table:table-cell table:style-name="ce4" office:value-type="string">
            <text:p>cmovgw</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7"/>
          <table:table-cell table:style-name="ce7" office:value-type="string">
            <text:p>cmovgl</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q</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table:table-cell table:style-name="ce4" office:value-type="string">
            <text:p>cmovgew</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7"/>
          <table:table-cell table:style-name="ce7" office:value-type="string">
            <text:p>cmovgel</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eq</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table:table-cell table:style-name="ce4" office:value-type="string">
            <text:p>cmovlw</text:p>
          </table:table-cell>
          <table:table-cell table:style-name="ce4" office:value-type="string">
            <text:p><text:span text:style-name="T9">Move if less (SF !=</text:span><text:span text:style-name="T11"> </text:span><text:span text:style-name="T9">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7"/>
          <table:table-cell table:style-name="ce7" office:value-type="string">
            <text:p>cmovll</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q</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table:table-cell table:style-name="ce4" office:value-type="string">
            <text:p>cmovlew</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7"/>
          <table:table-cell table:style-name="ce7" office:value-type="string">
            <text:p>cmovlel</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eq</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table:table-cell table:style-name="ce4" office:value-type="string">
            <text:p>cmovbw</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7"/>
          <table:table-cell table:style-name="ce7" office:value-type="string">
            <text:p>cmovbl</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q</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table:table-cell table:style-name="ce4" office:value-type="string">
            <text:p>cmovbew</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7"/>
          <table:table-cell table:style-name="ce7" office:value-type="string">
            <text:p>cmovbel</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beq</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table:table-cell table:style-name="ce4" office:value-type="string">
            <text:p>cmovaew</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7"/>
          <table:table-cell table:style-name="ce7" office:value-type="string">
            <text:p>cmovael</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aeq</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table:table-cell table:style-name="ce4" office:value-type="string">
            <text:p>cmovnew</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7"/>
          <table:table-cell table:style-name="ce7" office:value-type="string">
            <text:p>cmovnel</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eq</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table:table-cell table:style-name="ce4" office:value-type="string">
            <text:p>cmovlew</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7"/>
          <table:table-cell table:style-name="ce7" office:value-type="string">
            <text:p>cmovlel</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eq</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table:table-cell table:style-name="ce4" office:value-type="string">
            <text:p>cmovlw</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7"/>
          <table:table-cell table:style-name="ce7" office:value-type="string">
            <text:p>cmovll</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lq</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table:table-cell table:style-name="ce4" office:value-type="string">
            <text:p>cmovgew</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7"/>
          <table:table-cell table:style-name="ce7" office:value-type="string">
            <text:p>cmovgel</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eq</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table:table-cell table:style-name="ce4" office:value-type="string">
            <text:p>cmovgw</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7"/>
          <table:table-cell table:style-name="ce7" office:value-type="string">
            <text:p>cmovgl</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gq</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table:table-cell table:style-name="ce4" office:value-type="string">
            <text:p>cmovnow</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7"/>
          <table:table-cell table:style-name="ce7" office:value-type="string">
            <text:p>cmovnol</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oq</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table:table-cell table:style-name="ce4" office:value-type="string">
            <text:p>cmovnpw</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7"/>
          <table:table-cell table:style-name="ce7" office:value-type="string">
            <text:p>cmovnpl</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pq</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table:table-cell table:style-name="ce4" office:value-type="string">
            <text:p>cmovnsw</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7"/>
          <table:table-cell table:style-name="ce7" office:value-type="string">
            <text:p>cmovnsl</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sq</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table:table-cell table:style-name="ce4" office:value-type="string">
            <text:p>cmovnew</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7"/>
          <table:table-cell table:style-name="ce7" office:value-type="string">
            <text:p>cmovnel</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eq</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table:table-cell table:style-name="ce4" office:value-type="string">
            <text:p>cmovow</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7"/>
          <table:table-cell table:style-name="ce7" office:value-type="string">
            <text:p>cmovol</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oq</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table:table-cell table:style-name="ce4" office:value-type="string">
            <text:p>cmovpw</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7"/>
          <table:table-cell table:style-name="ce7" office:value-type="string">
            <text:p>cmovpl</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pq</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table:table-cell table:style-name="ce4" office:value-type="string">
            <text:p>cmovpw</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7"/>
          <table:table-cell table:style-name="ce7" office:value-type="string">
            <text:p>cmovpl</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pq</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table:table-cell table:style-name="ce4" office:value-type="string">
            <text:p>cmovnpw</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7"/>
          <table:table-cell table:style-name="ce7" office:value-type="string">
            <text:p>cmovnpl</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npq</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table:table-cell table:style-name="ce4" office:value-type="string">
            <text:p>cmovsw</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7"/>
          <table:table-cell table:style-name="ce7" office:value-type="string">
            <text:p>cmovsl</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sq</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table:table-cell table:style-name="ce4" office:value-type="string">
            <text:p>cmovew</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7"/>
          <table:table-cell table:style-name="ce7" office:value-type="string">
            <text:p>cmovel</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oveq</text:p>
          </table:table-cell>
          <table:table-cell table:style-name="ce4" office:value-type="string">
            <text:p>Move if zero (ZF=1).</text:p>
          </table:table-cell>
        </table:table-row>
        <table:table-row table:style-name="ro1">
          <table:table-cell table:number-columns-repeated="3"/>
          <table:table-cell table:style-name="ce4" table:number-columns-repeated="3"/>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table:table-cell table:style-name="ce4" office:value-type="string">
            <text:p>cmpb</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cmpb</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table:table-cell table:style-name="ce4" office:value-type="string">
            <text:p>cmpw</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table:table-cell table:style-name="ce4" office:value-type="string">
            <text:p>cmpl</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q</text:p>
          </table:table-cell>
          <table:table-cell table:style-name="ce4" office:value-type="string">
            <text:p>Compare r/m64 with r64.</text:p>
          </table:table-cell>
        </table:table-row>
        <table:table-row table:style-name="ro1">
          <table:table-cell table:number-columns-repeated="7"/>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cmppd</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d</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d</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5"/>
          <table:table-cell table:style-name="Default"/>
          <table:table-cell/>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table:style-name="ce4" office:value-type="string">
            <text:p>SSE</text:p>
          </table:table-cell>
          <table:table-cell office:value-type="string">
            <text:p>cmpps</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s</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ps</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7"/>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table:table-cell table:style-name="ce4" office:value-type="string">
            <text:p>cmps</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s</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table:table-cell table:style-name="ce4" office:value-type="string">
            <text:p>cmpsb</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table:table-cell table:style-name="ce4" office:value-type="string">
            <text:p>cmpsw</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table:table-cell table:style-name="ce4" office:value-type="string">
            <text:p>cmpsl</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sq</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7"/>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cmpsd</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sd</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7"/>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SSE</text:p>
          </table:table-cell>
          <table:table-cell table:style-name="ce4" office:value-type="string">
            <text:p>cmpss</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cmpss</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7"/>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b</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table:table-cell table:style-name="ce4" office:value-type="string">
            <text:p>cmpxchgw</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table:table-cell table:style-name="ce4" office:value-type="string">
            <text:p>cmpxchgl</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q</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7"/>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table:table-cell table:style-name="ce4" office:value-type="string">
            <text:p>cmpxchg8b</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mpxchg16b</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7"/>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omisd</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7"/>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comiss</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7"/>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table:table-cell table:style-name="ce4" office:value-type="string">
            <text:p>cpuid</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7"/>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table:table-cell table:style-name="ce4" office:value-type="string">
            <text:p>crc32w</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table:table-cell table:style-name="ce4" office:value-type="string">
            <text:p>crc32l</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b</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rc32q</text:p>
          </table:table-cell>
          <table:table-cell table:style-name="ce4" office:value-type="string">
            <text:p>Accumulate CRC32 on r/m64.</text:p>
          </table:table-cell>
        </table:table-row>
        <table:table-row table:style-name="ro1">
          <table:table-cell table:number-columns-repeated="7"/>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dq2pd</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d</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d</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7"/>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dq2ps</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s</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dq2ps</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7"/>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d2dq</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dq</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dq</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7"/>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table:table-cell table:style-name="ce4" office:value-type="string">
            <text:p>cvtpd2pi</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7"/>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d2ps</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ps</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d2ps</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7"/>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table:table-cell table:style-name="ce4" office:value-type="string">
            <text:p>cvtpi2pd</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7"/>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table:table-cell table:style-name="ce4" office:value-type="string">
            <text:p>cvtpi2ps</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7"/>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s2dq</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dq</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dq</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7"/>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ps2pd</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pd</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ps2pd</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7"/>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table:table-cell table:style-name="ce4" office:value-type="string">
            <text:p>cvtps2pi</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7"/>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d2si</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sd2si</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d2si</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d2si</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7"/>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d2ss</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d2ss</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7"/>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i2sd</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si2sd</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i2sd</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i2sd</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7"/>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si2ss</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si2ss</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i2ss</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i2ss</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7"/>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SSE2</text:p>
          </table:table-cell>
          <table:table-cell table:style-name="ce4" office:value-type="string">
            <text:p>cvtss2sd</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s2sd</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7"/>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ss2si</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ss2si</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ss2si</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ss2si</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7"/>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pd2dq</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d2dq</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d2dq</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7"/>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table:table-cell table:style-name="ce4" office:value-type="string">
            <text:p>cvttpd2pi</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7"/>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ps2dq</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s2dq</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ps2dq</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7"/>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table:table-cell table:style-name="ce4" office:value-type="string">
            <text:p>cvttps2pi</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7"/>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SSE2</text:p>
          </table:table-cell>
          <table:table-cell table:style-name="ce4" office:value-type="string">
            <text:p>cvttsd2si</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SSE2</text:p>
          </table:table-cell>
          <table:table-cell table:style-name="ce4" office:value-type="string">
            <text:p>cvttsd2si</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sd2si</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tsd2si</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7"/>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SSE</text:p>
          </table:table-cell>
          <table:table-cell table:style-name="ce4" office:value-type="string">
            <text:p>cvttss2si</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SSE</text:p>
          </table:table-cell>
          <table:table-cell table:style-name="ce4" office:value-type="string">
            <text:p>cvttss2si</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AVX</text:p>
          </table:table-cell>
          <table:table-cell table:style-name="ce4" office:value-type="string">
            <text:p>vcvttss2si</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AVX</text:p>
          </table:table-cell>
          <table:table-cell table:style-name="ce4" office:value-type="string">
            <text:p>vcvttss2si</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7"/>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table:table-cell table:style-name="ce4" office:value-type="string">
            <text:p>cwtd</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table:table-cell table:style-name="ce4" office:value-type="string">
            <text:p>cltd</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table:table-cell table:style-name="ce4" office:value-type="string">
            <text:p>cqto</text:p>
          </table:table-cell>
          <table:table-cell table:style-name="ce4" office:value-type="string">
            <text:p>RDX:RAX = sign-extend of RAX.</text:p>
          </table:table-cell>
        </table:table-row>
        <table:table-row table:style-name="ro1">
          <table:table-cell table:number-columns-repeated="7"/>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Decimal adjust AL after addition.</text:p>
          </table:table-cell>
        </table:table-row>
        <table:table-row table:style-name="ro1">
          <table:table-cell table:number-columns-repeated="7"/>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Decimal adjust AL after subtraction.</text:p>
          </table:table-cell>
        </table:table-row>
        <table:table-row table:style-name="ro1">
          <table:table-cell table:number-columns-repeated="7"/>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7"/>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decb</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table:table-cell table:style-name="ce4" office:value-type="string">
            <text:p>decw</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table:table-cell table:style-name="ce4" office:value-type="string">
            <text:p>decl</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table:table-cell table:style-name="ce4" office:value-type="string">
            <text:p>decq</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Decrement r32 by 1.</text:p>
          </table:table-cell>
        </table:table-row>
        <table:table-row table:style-name="ro1">
          <table:table-cell table:number-columns-repeated="7"/>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table:table-cell table:style-name="ce4"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7"/>
          <table:table-cell table:style-name="ce7" office:value-type="string">
            <text:p>divb</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table:table-cell table:style-name="ce4" office:value-type="string">
            <text:p>divw</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table:table-cell table:style-name="ce4" office:value-type="string">
            <text:p>divl</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divq</text:p>
          </table:table-cell>
          <table:table-cell table:style-name="ce4" office:value-type="string">
            <text:p>Unsigned divide RDX:RAX by r/m64, with result stored in RAX = Quotient, RDX = Remainder.</text:p>
          </table:table-cell>
        </table:table-row>
        <table:table-row table:style-name="ro1">
          <table:table-cell table:number-columns-repeated="7"/>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divpd</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d</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d</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7"/>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divps</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s</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divps</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7"/>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divsd</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divsd</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7"/>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divss</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divss</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7"/>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dppd</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d</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7"/>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dpps</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s</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dpps</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7"/>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table:table-cell table:style-name="ce4" office:value-type="string">
            <text:p>emms</text:p>
          </table:table-cell>
          <table:table-cell table:style-name="ce4" office:value-type="string">
            <text:p>Set the x87 FPU tag word to empty.</text:p>
          </table:table-cell>
        </table:table-row>
        <table:table-row table:style-name="ro1">
          <table:table-cell table:number-columns-repeated="7"/>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table:table-cell table:style-name="ce4" office:value-type="string">
            <text:p>enterq</text:p>
          </table:table-cell>
          <table:table-cell table:style-name="ce4" office:value-type="string">
            <text:p>Create a nested stack frame for a procedure.</text:p>
          </table:table-cell>
        </table:table-row>
        <table:table-row table:style-name="ro1">
          <table:table-cell table:number-columns-repeated="4"/>
          <table:table-cell table:style-name="Default"/>
          <table:table-cell table:number-columns-repeated="2"/>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office:value-type="string">
            <text:p>SSE4_1</text:p>
          </table:table-cell>
          <table:table-cell table:style-name="ce4" office:value-type="string">
            <text:p>extractps</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extractps</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7"/>
        </table:table-row>
        <table:table-row table:style-name="ro2">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4"/>
          <table:table-cell table:style-name="ce4" office:value-type="string">
            <text:p>f2xm1</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7"/>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table:table-cell table:style-name="ce4" office:value-type="string">
            <text:p>fabs</text:p>
          </table:table-cell>
          <table:table-cell table:style-name="ce4" office:value-type="string">
            <text:p>Replace ST with its absolute value.</text:p>
          </table:table-cell>
        </table:table-row>
        <table:table-row table:style-name="ro1">
          <table:table-cell table:number-columns-repeated="7"/>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table:table-cell table:style-name="ce4" office:value-type="string">
            <text:p>fadds</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table:table-cell table:style-name="ce4" office:value-type="string">
            <text:p>faddl</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table:table-cell table:style-name="ce4" office:value-type="string">
            <text:p>fadd</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table:table-cell table:style-name="ce4" office:value-type="string">
            <text:p>fadd</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table:table-cell table:style-name="ce4" office:value-type="string">
            <text:p>faddp</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table:table-cell table:style-name="ce4" office:value-type="string">
            <text:p>faddp</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table:table-cell table:style-name="ce4" office:value-type="string">
            <text:p>fiaddl</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table:table-cell table:style-name="ce4" office:value-type="string">
            <text:p>fiadd</text:p>
          </table:table-cell>
          <table:table-cell table:style-name="ce4" office:value-type="string">
            <text:p>Add m16int to ST(0) and store result in ST(0).</text:p>
          </table:table-cell>
        </table:table-row>
        <table:table-row table:style-name="ro1">
          <table:table-cell table:number-columns-repeated="7"/>
        </table:table-row>
        <table:table-row table:style-name="ro1">
          <table:table-cell table:style-name="ce4" office:value-type="string">
            <text:p>DF /4</text:p>
          </table:table-cell>
          <table:table-cell table:style-name="ce4" office:value-type="string">
            <text:p>FBLD m80bcd</text:p>
          </table:table-cell>
          <table:table-cell table:number-columns-repeated="2" table:style-name="ce4" office:value-type="string">
            <text:p>V</text:p>
          </table:table-cell>
          <table:table-cell table:style-name="ce4"/>
          <table:table-cell table:style-name="ce4" office:value-type="string">
            <text:p>fbld</text:p>
          </table:table-cell>
          <table:table-cell table:style-name="ce4" office:value-type="string">
            <text:p>Convert BCD value to floating-point and push onto the FPU stack.</text:p>
          </table:table-cell>
        </table:table-row>
        <table:table-row table:style-name="ro1">
          <table:table-cell table:number-columns-repeated="7"/>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table:table-cell table:style-name="ce4" office:value-type="string">
            <text:p>fbstp</text:p>
          </table:table-cell>
          <table:table-cell table:style-name="ce4" office:value-type="string">
            <text:p>Store ST(0) in m80bcd and pop ST(0).</text:p>
          </table:table-cell>
        </table:table-row>
        <table:table-row table:style-name="ro1">
          <table:table-cell table:number-columns-repeated="7"/>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table:table-cell table:style-name="ce4" office:value-type="string">
            <text:p>fchs</text:p>
          </table:table-cell>
          <table:table-cell table:style-name="ce4" office:value-type="string">
            <text:p>Complements sign of ST(0).</text:p>
          </table:table-cell>
        </table:table-row>
        <table:table-row table:style-name="ro1">
          <table:table-cell table:number-columns-repeated="7"/>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table:table-cell table:style-name="ce4" office:value-type="string">
            <text:p>fclex</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7"/>
          <table:table-cell table:style-name="ce7" office:value-type="string">
            <text:p>fnclex</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7"/>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table:table-cell table:style-name="ce4" office:value-type="string">
            <text:p>fcmovb</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table:table-cell table:style-name="ce4" office:value-type="string">
            <text:p>fcmove</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table:table-cell table:style-name="ce4" office:value-type="string">
            <text:p>fcmovbe</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table:table-cell table:style-name="ce4" office:value-type="string">
            <text:p>fcmovu</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table:table-cell table:style-name="ce4" office:value-type="string">
            <text:p>fcmovnb</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table:table-cell table:style-name="ce4" office:value-type="string">
            <text:p>fcmovne</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table:table-cell table:style-name="ce4" office:value-type="string">
            <text:p>fcmovnbe</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table:table-cell table:style-name="ce4" office:value-type="string">
            <text:p>fcmovnu</text:p>
          </table:table-cell>
          <table:table-cell table:style-name="ce4" office:value-type="string">
            <text:p>Move if not unordered (PF=0).</text:p>
          </table:table-cell>
        </table:table-row>
        <table:table-row table:style-name="ro1">
          <table:table-cell table:number-columns-repeated="7"/>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table:table-cell table:style-name="ce4" office:value-type="string">
            <text:p>fcoms</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table:table-cell table:style-name="ce4" office:value-type="string">
            <text:p>fcoml</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table:table-cell table:style-name="ce4" office:value-type="string">
            <text:p>fcom</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table:table-cell table:style-name="ce4" office:value-type="string">
            <text:p>fcom</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table:table-cell table:style-name="ce4" office:value-type="string">
            <text:p>fcomps</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table:table-cell table:style-name="ce4" office:value-type="string">
            <text:p>fcompl</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table:table-cell table:style-name="ce4" office:value-type="string">
            <text:p>fcomp</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table:table-cell table:style-name="ce4" office:value-type="string">
            <text:p>fcomp</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table:table-cell table:style-name="ce4" office:value-type="string">
            <text:p>fcompp</text:p>
          </table:table-cell>
          <table:table-cell table:style-name="ce4" office:value-type="string">
            <text:p>Compare ST(0) with ST(1) and pop register stack twice.</text:p>
          </table:table-cell>
        </table:table-row>
        <table:table-row table:style-name="ro1">
          <table:table-cell table:number-columns-repeated="7"/>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row>
        <table:table-row table:style-name="ro1">
          <table:table-cell table:number-columns-repeated="7"/>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table:table-cell table:style-name="ce4" office:value-type="string">
            <text:p>fcos</text:p>
          </table:table-cell>
          <table:table-cell table:style-name="ce4" office:value-type="string">
            <text:p>Replace ST(0) with its cosine.</text:p>
          </table:table-cell>
        </table:table-row>
        <table:table-row table:style-name="ro1">
          <table:table-cell table:number-columns-repeated="7"/>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row>
        <table:table-row table:style-name="ro1">
          <table:table-cell table:number-columns-repeated="7"/>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row>
        <table:table-row table:style-name="ro1">
          <table:table-cell table:number-columns-repeated="7"/>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row>
        <table:table-row table:style-name="ro1">
          <table:table-cell table:number-columns-repeated="7"/>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row>
        <table:table-row table:style-name="ro1">
          <table:table-cell table:number-columns-repeated="7"/>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row>
        <table:table-row table:style-name="ro1">
          <table:table-cell table:number-columns-repeated="7"/>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row>
        <table:table-row table:style-name="ro1">
          <table:table-cell table:number-columns-repeated="7"/>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row>
        <table:table-row table:style-name="ro1">
          <table:table-cell table:number-columns-repeated="7"/>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row>
        <table:table-row table:style-name="ro1">
          <table:table-cell table:number-columns-repeated="7"/>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row>
        <table:table-row table:style-name="ro1">
          <table:table-cell table:number-columns-repeated="7"/>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row>
        <table:table-row table:style-name="ro1">
          <table:table-cell table:number-columns-repeated="7"/>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row>
        <table:table-row table:style-name="ro1">
          <table:table-cell table:number-columns-repeated="7"/>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row>
        <table:table-row table:style-name="ro1">
          <table:table-cell table:number-columns-repeated="7"/>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row>
        <table:table-row table:style-name="ro1">
          <table:table-cell table:number-columns-repeated="7"/>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row>
        <table:table-row table:style-name="ro1">
          <table:table-cell table:number-columns-repeated="7"/>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row>
        <table:table-row table:style-name="ro1">
          <table:table-cell table:number-columns-repeated="7"/>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table:table-cell office:value-type="string">
            <text:p>fnop</text:p>
          </table:table-cell>
          <table:table-cell office:value-type="string">
            <text:p>No operation is performed.</text:p>
          </table:table-cell>
        </table:table-row>
        <table:table-row table:style-name="ro1">
          <table:table-cell table:number-columns-repeated="7"/>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row>
        <table:table-row table:style-name="ro1">
          <table:table-cell table:number-columns-repeated="7"/>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row>
        <table:table-row table:style-name="ro1">
          <table:table-cell table:number-columns-repeated="7"/>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row>
        <table:table-row table:style-name="ro1">
          <table:table-cell table:number-columns-repeated="7"/>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row>
        <table:table-row table:style-name="ro1">
          <table:table-cell table:number-columns-repeated="7"/>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table:table-cell office:value-type="string">
            <text:p>frndint</text:p>
          </table:table-cell>
          <table:table-cell office:value-type="string">
            <text:p>Round ST(0) to an integer.</text:p>
          </table:table-cell>
        </table:table-row>
        <table:table-row table:style-name="ro1">
          <table:table-cell table:number-columns-repeated="7"/>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row>
        <table:table-row table:style-name="ro1">
          <table:table-cell table:number-columns-repeated="7"/>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7"/>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table:table-cell office:value-type="string">
            <text:p>fscale</text:p>
          </table:table-cell>
          <table:table-cell office:value-type="string">
            <text:p>Scale ST(0) by ST(1).</text:p>
          </table:table-cell>
        </table:table-row>
        <table:table-row table:style-name="ro1">
          <table:table-cell table:number-columns-repeated="7"/>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table:table-cell office:value-type="string">
            <text:p>fsin</text:p>
          </table:table-cell>
          <table:table-cell office:value-type="string">
            <text:p>Replace ST(0) with its sine.</text:p>
          </table:table-cell>
        </table:table-row>
        <table:table-row table:style-name="ro1">
          <table:table-cell table:number-columns-repeated="7"/>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row>
        <table:table-row table:style-name="ro1">
          <table:table-cell table:number-columns-repeated="7"/>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row>
        <table:table-row table:style-name="ro1">
          <table:table-cell table:number-columns-repeated="7"/>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row>
        <table:table-row table:style-name="ro1">
          <table:table-cell table:number-columns-repeated="7"/>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row>
        <table:table-row table:style-name="ro1">
          <table:table-cell table:number-columns-repeated="7"/>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7"/>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row>
        <table:table-row table:style-name="ro1">
          <table:table-cell table:number-columns-repeated="7"/>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row>
        <table:table-row table:style-name="ro1">
          <table:table-cell table:number-columns-repeated="7"/>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row>
        <table:table-row table:style-name="ro1">
          <table:table-cell table:number-columns-repeated="7"/>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table:table-cell office:value-type="string">
            <text:p>ftst</text:p>
          </table:table-cell>
          <table:table-cell office:value-type="string">
            <text:p>Compare ST(0) with 0.0.</text:p>
          </table:table-cell>
        </table:table-row>
        <table:table-row table:style-name="ro1">
          <table:table-cell table:number-columns-repeated="7"/>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table:table-cell office:value-type="string">
            <text:p>fucom</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row>
        <table:table-row table:style-name="ro1">
          <table:table-cell table:number-columns-repeated="7"/>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table:table-cell office:value-type="string">
            <text:p>fxam</text:p>
          </table:table-cell>
          <table:table-cell office:value-type="string">
            <text:p>Classify value or number in ST(0).</text:p>
          </table:table-cell>
        </table:table-row>
        <table:table-row table:style-name="ro1">
          <table:table-cell table:number-columns-repeated="7"/>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row>
        <table:table-row table:style-name="ro1">
          <table:table-cell table:number-columns-repeated="7"/>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row>
        <table:table-row table:style-name="ro1">
          <table:table-cell table:number-columns-repeated="7"/>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row>
        <table:table-row table:style-name="ro1">
          <table:table-cell table:number-columns-repeated="7"/>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7"/>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row>
        <table:table-row table:style-name="ro1">
          <table:table-cell table:number-columns-repeated="7"/>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row>
        <table:table-row table:style-name="ro1">
          <table:table-cell table:number-columns-repeated="7"/>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row>
        <table:table-row table:style-name="ro1">
          <table:table-cell table:number-columns-repeated="7"/>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row>
        <table:table-row table:style-name="ro1">
          <table:table-cell table:number-columns-repeated="7"/>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table:table-cell office:value-type="string">
            <text:p>hlt</text:p>
          </table:table-cell>
          <table:table-cell office:value-type="string">
            <text:p>Halt</text:p>
          </table:table-cell>
        </table:table-row>
        <table:table-row table:style-name="ro1">
          <table:table-cell table:number-columns-repeated="7"/>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row>
        <table:table-row table:style-name="ro1">
          <table:table-cell table:number-columns-repeated="7"/>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row>
        <table:table-row table:style-name="ro1">
          <table:table-cell table:number-columns-repeated="7"/>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row>
        <table:table-row table:style-name="ro1">
          <table:table-cell table:number-columns-repeated="7"/>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row>
        <table:table-row table:style-name="ro1">
          <table:table-cell table:number-columns-repeated="7"/>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row>
        <table:table-row table:style-name="ro1">
          <table:table-cell table:number-columns-repeated="7"/>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table:number-columns-repeated="2"/>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table:number-columns-repeated="2"/>
          <table:table-cell office:value-type="string">
            <text:p>Increment doubleword register by 1.</text:p>
          </table:table-cell>
        </table:table-row>
        <table:table-row table:style-name="ro1">
          <table:table-cell table:number-columns-repeated="7"/>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row>
        <table:table-row table:style-name="ro1">
          <table:table-cell table:number-columns-repeated="7"/>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7"/>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table:number-columns-repeated="2"/>
          <table:table-cell office:value-type="string">
            <text:p>Interrupt 4—if overflow flag is 1.</text:p>
          </table:table-cell>
        </table:table-row>
        <table:table-row table:style-name="ro1">
          <table:table-cell table:number-columns-repeated="7"/>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row>
        <table:table-row table:style-name="ro1">
          <table:table-cell table:number-columns-repeated="7"/>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row>
        <table:table-row table:style-name="ro1">
          <table:table-cell table:number-columns-repeated="7"/>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office:value-type="string">
            <text:p>INVPCID</text:p>
          </table:table-cell>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7"/>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row>
        <table:table-row table:style-name="ro1">
          <table:table-cell table:number-columns-repeated="7"/>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table:number-columns-repeated="2"/>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table:number-columns-repeated="2"/>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table:number-columns-repeated="2"/>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table:number-columns-repeated="2"/>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table:number-columns-repeated="2"/>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table:number-columns-repeated="2"/>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table:number-columns-repeated="2"/>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table:number-columns-repeated="2"/>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table:number-columns-repeated="2"/>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table:number-columns-repeated="2"/>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table:number-columns-repeated="2"/>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table:number-columns-repeated="2"/>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table:number-columns-repeated="2"/>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table:number-columns-repeated="2"/>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table:number-columns-repeated="2"/>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table:number-columns-repeated="2"/>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table:number-columns-repeated="2"/>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table:number-columns-repeated="2"/>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table:number-columns-repeated="2"/>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table:number-columns-repeated="2"/>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table:number-columns-repeated="2"/>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table:number-columns-repeated="2"/>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table:number-columns-repeated="2"/>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table:number-columns-repeated="2"/>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table:number-columns-repeated="2"/>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table:number-columns-repeated="2"/>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table:number-columns-repeated="2"/>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table:number-columns-repeated="2"/>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table:number-columns-repeated="2"/>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table:number-columns-repeated="2"/>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row>
        <table:table-row table:style-name="ro1">
          <table:table-cell table:number-columns-repeated="7"/>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table:number-columns-repeated="2"/>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table:number-columns-repeated="2"/>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table:number-columns-repeated="2"/>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table:number-columns-repeated="2"/>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table:number-columns-repeated="2"/>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row>
        <table:table-row table:style-name="ro1">
          <table:table-cell table:number-columns-repeated="7"/>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row>
        <table:table-row table:style-name="ro1">
          <table:table-cell table:number-columns-repeated="7"/>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row>
        <table:table-row table:style-name="ro1">
          <table:table-cell table:number-columns-repeated="7"/>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row>
        <table:table-row table:style-name="ro1">
          <table:table-cell table:number-columns-repeated="7"/>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row>
        <table:table-row table:style-name="ro1">
          <table:table-cell table:number-columns-repeated="7"/>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table:number-columns-repeated="2"/>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table:number-columns-repeated="2"/>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table:number-columns-repeated="2"/>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table:number-columns-repeated="2"/>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row>
        <table:table-row table:style-name="ro1">
          <table:table-cell table:number-columns-repeated="7"/>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row>
        <table:table-row table:style-name="ro1">
          <table:table-cell table:number-columns-repeated="7"/>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table:number-columns-repeated="2"/>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row>
        <table:table-row table:style-name="ro1">
          <table:table-cell table:number-columns-repeated="7"/>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row>
        <table:table-row table:style-name="ro1">
          <table:table-cell table:number-columns-repeated="7"/>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table:number-columns-repeated="2"/>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table:number-columns-repeated="2"/>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row>
        <table:table-row table:style-name="ro1">
          <table:table-cell table:number-columns-repeated="7"/>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row>
        <table:table-row table:style-name="ro1">
          <table:table-cell table:number-columns-repeated="7"/>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row>
        <table:table-row table:style-name="ro1">
          <table:table-cell table:number-columns-repeated="7"/>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row>
        <table:table-row table:style-name="ro1">
          <table:table-cell table:number-columns-repeated="7"/>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row>
        <table:table-row table:style-name="ro1">
          <table:table-cell table:number-columns-repeated="7"/>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row>
        <table:table-row table:style-name="ro1">
          <table:table-cell table:number-columns-repeated="7"/>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row>
        <table:table-row table:style-name="ro1">
          <table:table-cell table:number-columns-repeated="7"/>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row>
        <table:table-row table:style-name="ro1">
          <table:table-cell table:number-columns-repeated="7"/>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7"/>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7"/>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row>
        <table:table-row table:style-name="ro1">
          <table:table-cell table:number-columns-repeated="7"/>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row>
        <table:table-row table:style-name="ro1">
          <table:table-cell table:number-columns-repeated="7"/>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row>
        <table:table-row table:style-name="ro1">
          <table:table-cell table:number-columns-repeated="4"/>
          <table:table-cell office:value-type="string">
            <text:p>AVX</text:p>
          </table:table-cell>
          <table:table-cell table:number-columns-repeated="2"/>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table:table-cell office:value-type="string">
            <text:p>maxss</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SSE</text:p>
          </table:table-cell>
          <table:table-cell office:value-type="string">
            <text:p>vmaxss</text:p>
          </table:table-cell>
          <table:table-cell office:value-type="string">
            <text:p>Return the maximum scalar single-precision floating-point value between xmm3/mem32 and xmm2.</text:p>
          </table:table-cell>
        </table:table-row>
        <table:table-row table:style-name="ro1">
          <table:table-cell table:number-columns-repeated="4"/>
          <table:table-cell office:value-type="string">
            <text:p>AVX</text:p>
          </table:table-cell>
          <table:table-cell table:number-columns-repeated="2"/>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row>
        <table:table-row table:style-name="ro1">
          <table:table-cell table:number-columns-repeated="7"/>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row>
        <table:table-row table:style-name="ro1">
          <table:table-cell table:number-columns-repeated="7"/>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row>
        <table:table-row table:style-name="ro1">
          <table:table-cell table:number-columns-repeated="7"/>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row>
        <table:table-row table:style-name="ro1">
          <table:table-cell table:number-columns-repeated="7"/>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row>
        <table:table-row table:style-name="ro1">
          <table:table-cell table:number-columns-repeated="7"/>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7"/>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row>
        <table:table-row table:style-name="ro1">
          <table:table-cell table:number-columns-repeated="7"/>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table:table-cell office:value-type="string">
            <text:p>movl</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table:table-cell office:value-type="string">
            <text:p>movl</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row>
        <table:table-row table:style-name="ro1">
          <table:table-cell table:number-columns-repeated="7"/>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table:table-cell office:value-type="string">
            <text:p>movl</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table:table-cell office:value-type="string">
            <text:p>movl</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row>
        <table:table-row table:style-name="ro1">
          <table:table-cell table:number-columns-repeated="7"/>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row>
        <table:table-row table:style-name="ro1">
          <table:table-cell table:number-columns-repeated="7"/>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row>
        <table:table-row table:style-name="ro1">
          <table:table-cell table:number-columns-repeated="7"/>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row>
        <table:table-row table:style-name="ro1">
          <table:table-cell table:number-columns-repeated="7"/>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row>
        <table:table-row table:style-name="ro1">
          <table:table-cell table:number-columns-repeated="7"/>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row>
        <table:table-row table:style-name="ro1">
          <table:table-cell table:number-columns-repeated="7"/>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row>
        <table:table-row table:style-name="ro1">
          <table:table-cell table:number-columns-repeated="7"/>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row>
        <table:table-row table:style-name="ro1">
          <table:table-cell table:number-columns-repeated="7"/>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row>
        <table:table-row table:style-name="ro1">
          <table:table-cell table:number-columns-repeated="7"/>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row>
        <table:table-row table:style-name="ro1">
          <table:table-cell table:number-columns-repeated="7"/>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row>
        <table:table-row table:style-name="ro1">
          <table:table-cell table:number-columns-repeated="7"/>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row>
        <table:table-row table:style-name="ro1">
          <table:table-cell table:number-columns-repeated="7"/>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row>
        <table:table-row table:style-name="ro1">
          <table:table-cell table:number-columns-repeated="7"/>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row>
        <table:table-row table:style-name="ro1">
          <table:table-cell table:number-columns-repeated="7"/>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row>
        <table:table-row table:style-name="ro1">
          <table:table-cell table:number-columns-repeated="7"/>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row>
        <table:table-row table:style-name="ro1">
          <table:table-cell table:number-columns-repeated="7"/>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row>
        <table:table-row table:style-name="ro1">
          <table:table-cell table:number-columns-repeated="7"/>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row>
        <table:table-row table:style-name="ro1">
          <table:table-cell table:number-columns-repeated="7"/>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row>
        <table:table-row table:style-name="ro1">
          <table:table-cell table:number-columns-repeated="7"/>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row>
        <table:table-row table:style-name="ro1">
          <table:table-cell table:number-columns-repeated="7"/>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row>
        <table:table-row table:style-name="ro1">
          <table:table-cell table:number-columns-repeated="7"/>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row>
        <table:table-row table:style-name="ro1">
          <table:table-cell table:number-columns-repeated="7"/>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row>
        <table:table-row table:style-name="ro1">
          <table:table-cell table:number-columns-repeated="7"/>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row>
        <table:table-row table:style-name="ro1">
          <table:table-cell table:number-columns-repeated="7"/>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row>
        <table:table-row table:style-name="ro1">
          <table:table-cell table:number-columns-repeated="7"/>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row>
        <table:table-row table:style-name="ro1">
          <table:table-cell table:number-columns-repeated="7"/>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row>
        <table:table-row table:style-name="ro1">
          <table:table-cell table:number-columns-repeated="7"/>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row>
        <table:table-row table:style-name="ro1">
          <table:table-cell table:number-columns-repeated="7"/>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row>
        <table:table-row table:style-name="ro1">
          <table:table-cell table:number-columns-repeated="7"/>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row>
        <table:table-row table:style-name="ro1">
          <table:table-cell table:number-columns-repeated="7"/>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row>
        <table:table-row table:style-name="ro1">
          <table:table-cell table:number-columns-repeated="7"/>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row>
        <table:table-row table:style-name="ro1">
          <table:table-cell table:number-columns-repeated="7"/>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7"/>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row>
        <table:table-row table:style-name="ro1">
          <table:table-cell table:number-columns-repeated="7"/>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row>
        <table:table-row table:style-name="ro1">
          <table:table-cell table:number-columns-repeated="7"/>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row>
        <table:table-row table:style-name="ro1">
          <table:table-cell table:number-columns-repeated="7"/>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7"/>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7"/>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7"/>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row>
        <table:table-row table:style-name="ro1">
          <table:table-cell table:number-columns-repeated="7"/>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row>
        <table:table-row table:style-name="ro1">
          <table:table-cell table:number-columns-repeated="7"/>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row>
        <table:table-row table:style-name="ro1">
          <table:table-cell table:number-columns-repeated="7"/>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table:table-cell office:value-type="string">
            <text:p>orb</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table:table-cell office:value-type="string">
            <text:p>orw</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table:table-cell office:value-type="string">
            <text:p>orl</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table:table-cell office:value-type="string">
            <text:p>orb</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table:table-cell office:value-type="string">
            <text:p>orb</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table:table-cell office:value-type="string">
            <text:p>orw</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table:table-cell office:value-type="string">
            <text:p>orl</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table:table-cell office:value-type="string">
            <text:p>orb</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table:table-cell office:value-type="string">
            <text:p>orw</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table:table-cell office:value-type="string">
            <text:p>orl</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row>
        <table:table-row table:style-name="ro1">
          <table:table-cell table:number-columns-repeated="7"/>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row>
        <table:table-row table:style-name="ro1">
          <table:table-cell table:number-columns-repeated="7"/>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row>
        <table:table-row table:style-name="ro1">
          <table:table-cell table:number-columns-repeated="7"/>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row>
        <table:table-row table:style-name="ro1">
          <table:table-cell table:number-columns-repeated="7"/>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row>
        <table:table-row table:style-name="ro1">
          <table:table-cell table:number-columns-repeated="7"/>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row>
        <table:table-row table:style-name="ro1">
          <table:table-cell table:number-columns-repeated="7"/>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7"/>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7"/>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7"/>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row>
        <table:table-row table:style-name="ro1">
          <table:table-cell table:number-columns-repeated="7"/>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row>
        <table:table-row table:style-name="ro1">
          <table:table-cell table:number-columns-repeated="7"/>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row>
        <table:table-row table:style-name="ro1">
          <table:table-cell table:number-columns-repeated="7"/>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row>
        <table:table-row table:style-name="ro1">
          <table:table-cell table:number-columns-repeated="7"/>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7"/>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row>
        <table:table-row table:style-name="ro1">
          <table:table-cell table:number-columns-repeated="7"/>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row>
        <table:table-row table:style-name="ro1">
          <table:table-cell table:number-columns-repeated="7"/>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row>
        <table:table-row table:style-name="ro1">
          <table:table-cell table:number-columns-repeated="4"/>
          <table:table-cell table:style-name="Default"/>
          <table:table-cell table:number-columns-repeated="2"/>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row>
        <table:table-row table:style-name="ro1">
          <table:table-cell table:number-columns-repeated="7"/>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7"/>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row>
        <table:table-row table:style-name="ro1">
          <table:table-cell table:number-columns-repeated="7"/>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7"/>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row>
        <table:table-row table:style-name="ro1">
          <table:table-cell table:number-columns-repeated="7"/>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row>
        <table:table-row table:style-name="ro1">
          <table:table-cell table:number-columns-repeated="7"/>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7"/>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7"/>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row>
        <table:table-row table:style-name="ro1">
          <table:table-cell table:number-columns-repeated="7"/>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row>
        <table:table-row table:style-name="ro1">
          <table:table-cell table:number-columns-repeated="7"/>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7"/>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7"/>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row>
        <table:table-row table:style-name="ro1">
          <table:table-cell table:number-columns-repeated="7"/>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7"/>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row>
        <table:table-row table:style-name="ro1">
          <table:table-cell table:number-columns-repeated="7"/>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row>
        <table:table-row table:style-name="ro1">
          <table:table-cell table:number-columns-repeated="7"/>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7"/>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row>
        <table:table-row table:style-name="ro1">
          <table:table-cell table:number-columns-repeated="7"/>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row>
        <table:table-row table:style-name="ro1">
          <table:table-cell table:number-columns-repeated="7"/>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SSE4_1</text:p>
          </table:table-cell>
          <table:table-cell office:value-type="string">
            <text:p>pinsrq</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row>
        <table:table-row table:style-name="ro1">
          <table:table-cell table:number-columns-repeated="7"/>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row>
        <table:table-row table:style-name="ro1">
          <table:table-cell table:number-columns-repeated="7"/>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row>
        <table:table-row table:style-name="ro1">
          <table:table-cell table:number-columns-repeated="7"/>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7"/>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row>
        <table:table-row table:style-name="ro1">
          <table:table-cell table:number-columns-repeated="7"/>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row>
        <table:table-row table:style-name="ro1">
          <table:table-cell table:number-columns-repeated="7"/>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row>
        <table:table-row table:style-name="ro1">
          <table:table-cell table:number-columns-repeated="7"/>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row>
        <table:table-row table:style-name="ro1">
          <table:table-cell table:number-columns-repeated="7"/>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row>
        <table:table-row table:style-name="ro1">
          <table:table-cell table:number-columns-repeated="7"/>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row>
        <table:table-row table:style-name="ro1">
          <table:table-cell table:number-columns-repeated="7"/>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row>
        <table:table-row table:style-name="ro1">
          <table:table-cell table:number-columns-repeated="7"/>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row>
        <table:table-row table:style-name="ro1">
          <table:table-cell table:number-columns-repeated="7"/>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row>
        <table:table-row table:style-name="ro1">
          <table:table-cell table:number-columns-repeated="7"/>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row>
        <table:table-row table:style-name="ro1">
          <table:table-cell table:number-columns-repeated="7"/>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row>
        <table:table-row table:style-name="ro1">
          <table:table-cell table:number-columns-repeated="7"/>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row>
        <table:table-row table:style-name="ro1">
          <table:table-cell table:number-columns-repeated="7"/>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row>
        <table:table-row table:style-name="ro1">
          <table:table-cell table:number-columns-repeated="7"/>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row>
        <table:table-row table:style-name="ro1">
          <table:table-cell table:number-columns-repeated="7"/>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row>
        <table:table-row table:style-name="ro1">
          <table:table-cell table:number-columns-repeated="7"/>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7"/>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row>
        <table:table-row table:style-name="ro1">
          <table:table-cell table:number-columns-repeated="7"/>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7"/>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7"/>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7"/>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7"/>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7"/>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table:number-columns-repeated="2"/>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table:number-columns-repeated="2"/>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table:number-columns-repeated="2"/>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table:number-columns-repeated="2"/>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table:number-columns-repeated="2"/>
          <table:table-cell office:value-type="string">
            <text:p>Pop top of stack into SS; increment stack pointer.</text:p>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table:number-columns-repeated="2"/>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table:number-columns-repeated="2"/>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row>
        <table:table-row table:style-name="ro1">
          <table:table-cell table:number-columns-repeated="7"/>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table:number-columns-repeated="2"/>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table:number-columns-repeated="2"/>
          <table:table-cell office:value-type="string">
            <text:p>Pop EDI, ESI, EBP, EBX, EDX, ECX, and EAX.</text:p>
          </table:table-cell>
        </table:table-row>
        <table:table-row table:style-name="ro1">
          <table:table-cell table:number-columns-repeated="7"/>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row>
        <table:table-row table:style-name="ro1">
          <table:table-cell table:number-columns-repeated="7"/>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table:number-columns-repeated="2"/>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row>
        <table:table-row table:style-name="ro1">
          <table:table-cell table:number-columns-repeated="7"/>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row>
        <table:table-row table:style-name="ro1">
          <table:table-cell table:number-columns-repeated="4"/>
          <table:table-cell table:style-name="Default"/>
          <table:table-cell table:number-columns-repeated="2"/>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row>
        <table:table-row table:style-name="ro1">
          <table:table-cell table:number-columns-repeated="7"/>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7"/>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row>
        <table:table-row table:style-name="ro1">
          <table:table-cell table:number-columns-repeated="7"/>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row>
        <table:table-row table:style-name="ro1">
          <table:table-cell table:number-columns-repeated="7"/>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row>
        <table:table-row table:style-name="ro1">
          <table:table-cell table:number-columns-repeated="7"/>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row>
        <table:table-row table:style-name="ro1">
          <table:table-cell table:number-columns-repeated="7"/>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row>
        <table:table-row table:style-name="ro1">
          <table:table-cell table:number-columns-repeated="7"/>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row>
        <table:table-row table:style-name="ro1">
          <table:table-cell table:number-columns-repeated="7"/>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row>
        <table:table-row table:style-name="ro1">
          <table:table-cell table:number-columns-repeated="7"/>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office:value-type="string">
            <text:p>MMX</text:p>
          </table:table-cell>
          <table:table-cell office:value-type="string">
            <text:p>psllw</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office:value-type="string">
            <text:p>SSE2</text:p>
          </table:table-cell>
          <table:table-cell office:value-type="string">
            <text:p>psllw</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office:value-type="string">
            <text:p>MMX</text:p>
          </table:table-cell>
          <table:table-cell office:value-type="string">
            <text:p>psllw</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office:value-type="string">
            <text:p>SSE2</text:p>
          </table:table-cell>
          <table:table-cell office:value-type="string">
            <text:p>psllw</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office:value-type="string">
            <text:p>MMX</text:p>
          </table:table-cell>
          <table:table-cell office:value-type="string">
            <text:p>pslld</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office:value-type="string">
            <text:p>SSE2</text:p>
          </table:table-cell>
          <table:table-cell office:value-type="string">
            <text:p>pslld</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office:value-type="string">
            <text:p>MMX</text:p>
          </table:table-cell>
          <table:table-cell office:value-type="string">
            <text:p>pslld</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office:value-type="string">
            <text:p>SSE2</text:p>
          </table:table-cell>
          <table:table-cell office:value-type="string">
            <text:p>pslld</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office:value-type="string">
            <text:p>MMX</text:p>
          </table:table-cell>
          <table:table-cell office:value-type="string">
            <text:p>psllq</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office:value-type="string">
            <text:p>SSE2</text:p>
          </table:table-cell>
          <table:table-cell office:value-type="string">
            <text:p>psllq</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office:value-type="string">
            <text:p>MMX</text:p>
          </table:table-cell>
          <table:table-cell office:value-type="string">
            <text:p>psllq</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office:value-type="string">
            <text:p>SSE2</text:p>
          </table:table-cell>
          <table:table-cell office:value-type="string">
            <text:p>psllq</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office:value-type="string">
            <text:p>AVX</text:p>
          </table:table-cell>
          <table:table-cell office:value-type="string">
            <text:p>vpsllw</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office:value-type="string">
            <text:p>AVX</text:p>
          </table:table-cell>
          <table:table-cell office:value-type="string">
            <text:p>vpsllw</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office:value-type="string">
            <text:p>AVX</text:p>
          </table:table-cell>
          <table:table-cell office:value-type="string">
            <text:p>vpslld</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office:value-type="string">
            <text:p>AVX</text:p>
          </table:table-cell>
          <table:table-cell office:value-type="string">
            <text:p>vpslld</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office:value-type="string">
            <text:p>AVX</text:p>
          </table:table-cell>
          <table:table-cell office:value-type="string">
            <text:p>vpsllq</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office:value-type="string">
            <text:p>AVX</text:p>
          </table:table-cell>
          <table:table-cell office:value-type="string">
            <text:p>vpsllq</text:p>
          </table:table-cell>
          <table:table-cell table:style-name="ce4" office:value-type="string">
            <text:p>Shift quadwords in xmm2 left by imm8 while shifting in 0s.</text:p>
          </table:table-cell>
        </table:table-row>
        <table:table-row table:style-name="ro1">
          <table:table-cell table:number-columns-repeated="7"/>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office:value-type="string">
            <text:p>MMX</text:p>
          </table:table-cell>
          <table:table-cell office:value-type="string">
            <text:p>psraw</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office:value-type="string">
            <text:p>SSE2</text:p>
          </table:table-cell>
          <table:table-cell office:value-type="string">
            <text:p>psraw</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office:value-type="string">
            <text:p>MMX</text:p>
          </table:table-cell>
          <table:table-cell office:value-type="string">
            <text:p>psraw</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office:value-type="string">
            <text:p>SSE2</text:p>
          </table:table-cell>
          <table:table-cell office:value-type="string">
            <text:p>psraw</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office:value-type="string">
            <text:p>MMX</text:p>
          </table:table-cell>
          <table:table-cell office:value-type="string">
            <text:p>psrad</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office:value-type="string">
            <text:p>SSE2</text:p>
          </table:table-cell>
          <table:table-cell office:value-type="string">
            <text:p>psrad</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office:value-type="string">
            <text:p>MMX</text:p>
          </table:table-cell>
          <table:table-cell office:value-type="string">
            <text:p>psrad</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office:value-type="string">
            <text:p>SSE2</text:p>
          </table:table-cell>
          <table:table-cell office:value-type="string">
            <text:p>psrad</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office:value-type="string">
            <text:p>AVX</text:p>
          </table:table-cell>
          <table:table-cell office:value-type="string">
            <text:p>vpsraw</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office:value-type="string">
            <text:p>AVX</text:p>
          </table:table-cell>
          <table:table-cell office:value-type="string">
            <text:p>vpsraw</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office:value-type="string">
            <text:p>AVX</text:p>
          </table:table-cell>
          <table:table-cell office:value-type="string">
            <text:p>vpsrad</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office:value-type="string">
            <text:p>AVX</text:p>
          </table:table-cell>
          <table:table-cell office:value-type="string">
            <text:p>vpsrad</text:p>
          </table:table-cell>
          <table:table-cell table:style-name="ce4" office:value-type="string">
            <text:p>Shift doublewords in xmm2 right by imm8 while shifting in sign bits.</text:p>
          </table:table-cell>
        </table:table-row>
        <table:table-row table:style-name="ro1">
          <table:table-cell table:number-columns-repeated="7"/>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psrldq</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srldq</text:p>
          </table:table-cell>
          <table:table-cell table:style-name="ce4" office:value-type="string">
            <text:p>Shift xmm2 right by imm8 bytes while shifting in 0s.</text:p>
          </table:table-cell>
        </table:table-row>
        <table:table-row table:style-name="ro1">
          <table:table-cell table:number-columns-repeated="7"/>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office:value-type="string">
            <text:p>MMX</text:p>
          </table:table-cell>
          <table:table-cell office:value-type="string">
            <text:p>psrlw</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office:value-type="string">
            <text:p>SSE2</text:p>
          </table:table-cell>
          <table:table-cell office:value-type="string">
            <text:p>psrlw</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office:value-type="string">
            <text:p>MMX</text:p>
          </table:table-cell>
          <table:table-cell office:value-type="string">
            <text:p>psrlw</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office:value-type="string">
            <text:p>SSE2</text:p>
          </table:table-cell>
          <table:table-cell office:value-type="string">
            <text:p>psrlw</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office:value-type="string">
            <text:p>MMX</text:p>
          </table:table-cell>
          <table:table-cell office:value-type="string">
            <text:p>psrldq</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office:value-type="string">
            <text:p>MMX</text:p>
          </table:table-cell>
          <table:table-cell office:value-type="string">
            <text:p>psrldq</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office:value-type="string">
            <text:p>MMX</text:p>
          </table:table-cell>
          <table:table-cell office:value-type="string">
            <text:p>psrlq</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office:value-type="string">
            <text:p>SSE2</text:p>
          </table:table-cell>
          <table:table-cell office:value-type="string">
            <text:p>psrlq</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office:value-type="string">
            <text:p>MMX</text:p>
          </table:table-cell>
          <table:table-cell office:value-type="string">
            <text:p>psrlq</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office:value-type="string">
            <text:p>SSE2</text:p>
          </table:table-cell>
          <table:table-cell office:value-type="string">
            <text:p>psrlq</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office:value-type="string">
            <text:p>AVX</text:p>
          </table:table-cell>
          <table:table-cell office:value-type="string">
            <text:p>vpsrlw</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office:value-type="string">
            <text:p>AVX</text:p>
          </table:table-cell>
          <table:table-cell office:value-type="string">
            <text:p>vpsrlw</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office:value-type="string">
            <text:p>AVX</text:p>
          </table:table-cell>
          <table:table-cell office:value-type="string">
            <text:p>vpsrlq</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office:value-type="string">
            <text:p>AVX</text:p>
          </table:table-cell>
          <table:table-cell office:value-type="string">
            <text:p>vpsrlq</text:p>
          </table:table-cell>
          <table:table-cell table:style-name="ce4" office:value-type="string">
            <text:p>Shift quadwords in xmm2 right by imm8 while shifting in 0s.</text:p>
          </table:table-cell>
        </table:table-row>
        <table:table-row table:style-name="ro1">
          <table:table-cell table:number-columns-repeated="7"/>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office:value-type="string">
            <text:p>MMX</text:p>
          </table:table-cell>
          <table:table-cell office:value-type="string">
            <text:p>psubb</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office:value-type="string">
            <text:p>SSE2</text:p>
          </table:table-cell>
          <table:table-cell office:value-type="string">
            <text:p>psubb</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office:value-type="string">
            <text:p>MMX</text:p>
          </table:table-cell>
          <table:table-cell office:value-type="string">
            <text:p>psubw</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office:value-type="string">
            <text:p>SSE2</text:p>
          </table:table-cell>
          <table:table-cell office:value-type="string">
            <text:p>psubw</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office:value-type="string">
            <text:p>MMX</text:p>
          </table:table-cell>
          <table:table-cell office:value-type="string">
            <text:p>psubd</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office:value-type="string">
            <text:p>SSE2</text:p>
          </table:table-cell>
          <table:table-cell office:value-type="string">
            <text:p>psubd</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office:value-type="string">
            <text:p>AVX</text:p>
          </table:table-cell>
          <table:table-cell office:value-type="string">
            <text:p>vpsubb</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office:value-type="string">
            <text:p>AVX</text:p>
          </table:table-cell>
          <table:table-cell office:value-type="string">
            <text:p>vpsubw</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office:value-type="string">
            <text:p>AVX</text:p>
          </table:table-cell>
          <table:table-cell office:value-type="string">
            <text:p>vpsubd</text:p>
          </table:table-cell>
          <table:table-cell table:style-name="ce4" office:value-type="string">
            <text:p>Subtract packed doubleword integers in xmm3/m128 from xmm2.</text:p>
          </table:table-cell>
        </table:table-row>
        <table:table-row table:style-name="ro1">
          <table:table-cell table:number-columns-repeated="7"/>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office:value-type="string">
            <text:p>SSE2</text:p>
          </table:table-cell>
          <table:table-cell office:value-type="string">
            <text:p>psubq</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office:value-type="string">
            <text:p>SSE2</text:p>
          </table:table-cell>
          <table:table-cell office:value-type="string">
            <text:p>psubq</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subq</text:p>
          </table:table-cell>
          <table:table-cell table:style-name="ce4" office:value-type="string">
            <text:p>Subtract packed quadword integers in xmm3/m128 from xmm2.</text:p>
          </table:table-cell>
        </table:table-row>
        <table:table-row table:style-name="ro1">
          <table:table-cell table:number-columns-repeated="7"/>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office:value-type="string">
            <text:p>MMX</text:p>
          </table:table-cell>
          <table:table-cell office:value-type="string">
            <text:p>psubsb</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office:value-type="string">
            <text:p>MMX</text:p>
          </table:table-cell>
          <table:table-cell office:value-type="string">
            <text:p>psubsw</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7"/>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7"/>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SSE4_1</text:p>
          </table:table-cell>
          <table:table-cell table:style-name="ce4" office:value-type="string">
            <text:p>ptest</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test</text:p>
          </table:table-cell>
          <table:table-cell table:style-name="ce4" office:value-type="string">
            <text:p>Set ZF and CF depending on bitwise AND and ANDN of sources.</text:p>
          </table:table-cell>
        </table:table-row>
        <table:table-row table:style-name="ro1">
          <table:table-cell table:number-columns-repeated="7"/>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4" office:value-type="string">
            <text:p>Unpack and interleave high-order quadwords from xmm1 and xmm2/m128 into xmm1.</text:p>
          </table:table-cell>
        </table:table-row>
        <table:table-row table:style-name="ro1">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4" office:value-type="string">
            <text:p>Interleave high-order bytes from xmm2 and xmm3/m128 into xmm1.</text:p>
          </table:table-cell>
        </table:table-row>
        <table:table-row table:style-name="ro1">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4" office:value-type="string">
            <text:p>Interleave high-order words from xmm2 and xmm3/m128 into xmm1.</text:p>
          </table:table-cell>
        </table:table-row>
        <table:table-row table:style-name="ro1">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4" office:value-type="string">
            <text:p>Interleave high-order quadword from xmm2 and xmm3/m128 into xmm1 register.</text:p>
          </table:table-cell>
        </table:table-row>
        <table:table-row table:style-name="ro1">
          <table:table-cell table:number-columns-repeated="7"/>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4" office:value-type="string">
            <text:p>Interleave low-order quadword from xmm2 and xmm3/m128 into xmm1 register.</text:p>
          </table:table-cell>
        </table:table-row>
        <table:table-row table:style-name="ro1">
          <table:table-cell table:number-columns-repeated="7"/>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q</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q</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table:table-cell table:style-name="ce4" office:value-type="string">
            <text:p>pushb</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table:table-cell table:style-name="ce4" office:value-type="string">
            <text:p>pushw</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table:table-cell office:value-type="string">
            <text:p>pushl</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number-columns-repeated="2"/>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number-columns-repeated="2"/>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number-columns-repeated="2"/>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number-columns-repeated="2"/>
          <table:table-cell table:style-name="ce4" office:value-type="string">
            <text:p>Push ES.</text:p>
          </table:table-cell>
        </table:table-row>
        <table:table-row table:style-name="ro1">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table:table-cell office:value-type="string">
            <text:p>pushq</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table:table-cell table:style-name="ce4" office:value-type="string">
            <text:p>pushq</text:p>
          </table:table-cell>
          <table:table-cell table:style-name="ce4" office:value-type="string">
            <text:p>Push GS.</text:p>
          </table:table-cell>
        </table:table-row>
        <table:table-row table:style-name="ro1">
          <table:table-cell table:number-columns-repeated="7"/>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table:number-columns-repeated="2"/>
          <table:table-cell table:style-name="ce4" office:value-type="string">
            <text:p>Push EAX, ECX, EDX, EBX, original ESP, EBP, ESI, and EDI.</text:p>
          </table:table-cell>
        </table:table-row>
        <table:table-row table:style-name="ro1">
          <table:table-cell table:number-columns-repeated="7"/>
        </table:table-row>
        <table:table-row table:style-name="ro1">
          <table:table-cell table:style-name="ce4" office:value-type="string">
            <text:p><text:span text:style-name="T1">PREF.66+</text:span> 9C</text:p>
          </table:table-cell>
          <table:table-cell table:style-name="ce4" office:value-type="string">
            <text:p>PUSHF</text:p>
          </table:table-cell>
          <table:table-cell table:number-columns-repeated="2" table:style-name="ce4" office:value-type="string">
            <text:p>V</text:p>
          </table:table-cell>
          <table:table-cell table:style-name="ce4"/>
          <table:table-cell table:style-name="ce4" office:value-type="string">
            <text:p>pushf</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table:number-columns-repeated="2"/>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pushfq</text:p>
          </table:table-cell>
          <table:table-cell table:style-name="ce4" office:value-type="string">
            <text:p>Push RFLAGS.</text:p>
          </table:table-cell>
        </table:table-row>
        <table:table-row table:style-name="ro1">
          <table:table-cell table:number-columns-repeated="7"/>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MMX</text:p>
          </table:table-cell>
          <table:table-cell table:style-name="ce4" office:value-type="string">
            <text:p>pxor</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pxor</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xor</text:p>
          </table:table-cell>
          <table:table-cell table:style-name="ce4" office:value-type="string">
            <text:p>Bitwise XOR of xmm3/m128 and xmm2.</text:p>
          </table:table-cell>
        </table:table-row>
        <table:table-row table:style-name="ro1">
          <table:table-cell table:number-columns-repeated="7"/>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table:table-cell table:style-name="ce4" office:value-type="string">
            <text:p>rclb</text:p>
          </table:table-cell>
          <table:table-cell table:style-name="ce4" office:value-type="string">
            <text:p>Rotate 9 bits (CF, r/m8) left imm8 times.</text:p>
          </table:table-cell>
        </table:table-row>
        <table:table-row table:style-name="ro1">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once.</text:span></text:p>
          </table:table-cell>
        </table:table-row>
        <table:table-row table:style-name="ro1">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CL times.</text:span></text:p>
          </table:table-cell>
        </table:table-row>
        <table:table-row table:style-name="ro1">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table:table-cell table:style-name="ce4" office:value-type="string">
            <text:p>rclw</text:p>
          </table:table-cell>
          <table:table-cell table:style-name="ce4" office:value-type="string">
            <text:p>Rotate 17 bits (CF, <text:span text:style-name="T13">r/m16) left imm8 times.</text:span></text:p>
          </table:table-cell>
        </table:table-row>
        <table:table-row table:style-name="ro1">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once.</text:span></text:p>
          </table:table-cell>
        </table:table-row>
        <table:table-row table:style-name="ro1">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once. Uses a 6 bit count.</text:span></text:p>
          </table:table-cell>
        </table:table-row>
        <table:table-row table:style-name="ro1">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CL times.</text:span></text:p>
          </table:table-cell>
        </table:table-row>
        <table:table-row table:style-name="ro1">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CL times. Uses a 6 bit count.</text:span></text:p>
          </table:table-cell>
        </table:table-row>
        <table:table-row table:style-name="ro1">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table:table-cell table:style-name="ce4" office:value-type="string">
            <text:p>rcll</text:p>
          </table:table-cell>
          <table:table-cell table:style-name="ce4" office:value-type="string">
            <text:p>Rotate 33 bits (CF, <text:span text:style-name="T13">r/m32) left imm8 times.</text:span></text:p>
          </table:table-cell>
        </table:table-row>
        <table:table-row table:style-name="ro1">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table:table-cell table:style-name="ce4" office:value-type="string">
            <text:p>rclq</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table:table-cell table:style-name="ce4" office:value-type="string">
            <text:p>rcrb</text:p>
          </table:table-cell>
          <table:table-cell table:style-name="ce4" office:value-type="string">
            <text:p>Rotate 9 bits (CF, r/m8) right imm8 times.</text:p>
          </table:table-cell>
        </table:table-row>
        <table:table-row table:style-name="ro1">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once.</text:span></text:p>
          </table:table-cell>
        </table:table-row>
        <table:table-row table:style-name="ro1">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CL times.</text:span></text:p>
          </table:table-cell>
        </table:table-row>
        <table:table-row table:style-name="ro1">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table:table-cell table:style-name="ce4" office:value-type="string">
            <text:p>rcrw</text:p>
          </table:table-cell>
          <table:table-cell table:style-name="ce4" office:value-type="string">
            <text:p>Rotate 17 bits (CF, <text:span text:style-name="T13">r/m16) right imm8 times.</text:span></text:p>
          </table:table-cell>
        </table:table-row>
        <table:table-row table:style-name="ro1">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once. Uses a 6 bit count.</text:span></text:p>
          </table:table-cell>
        </table:table-row>
        <table:table-row table:style-name="ro1">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once. Uses a 6 bit count.</text:span></text:p>
          </table:table-cell>
        </table:table-row>
        <table:table-row table:style-name="ro1">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CL times.</text:span></text:p>
          </table:table-cell>
        </table:table-row>
        <table:table-row table:style-name="ro1">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CL times. Uses a 6 bit count.</text:span></text:p>
          </table:table-cell>
        </table:table-row>
        <table:table-row table:style-name="ro1">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table:table-cell table:style-name="ce4" office:value-type="string">
            <text:p>rcrl</text:p>
          </table:table-cell>
          <table:table-cell table:style-name="ce4" office:value-type="string">
            <text:p>Rotate 33 bits (CF, <text:span text:style-name="T13">r/m32) right imm8 times.</text:span></text:p>
          </table:table-cell>
        </table:table-row>
        <table:table-row table:style-name="ro1">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table:table-cell table:style-name="ce4" office:value-type="string">
            <text:p>rcrq</text:p>
          </table:table-cell>
          <table:table-cell table:style-name="ce4" office:value-type="string">
            <text:p>Rotate 65 bits (CF, <text:span text:style-name="T13">r/m64) right imm8 times. Uses a 6 bit count.</text:span></text:p>
          </table:table-cell>
        </table:table-row>
        <table:table-row table:style-name="ro1">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text:span text:style-name="T13">left once.</text:span></text:p>
          </table:table-cell>
        </table:table-row>
        <table:table-row table:style-name="ro1">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l<text:span text:style-name="T13">eft CL times.</text:span></text:p>
          </table:table-cell>
        </table:table-row>
        <table:table-row table:style-name="ro1">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table:table-cell table:style-name="ce4" office:value-type="string">
            <text:p>rolb</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table:table-cell table:style-name="ce4" office:value-type="string">
            <text:p>rolb</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table:table-cell table:style-name="ce4" office:value-type="string">
            <text:p>rolw</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table:table-cell table:style-name="ce4" office:value-type="string">
            <text:p>roll</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table:table-cell table:style-name="ce4" office:value-type="string">
            <text:p>rolq</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table:table-cell table:style-name="ce4" office:value-type="string">
            <text:p>rorb</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table:table-cell table:style-name="ce4" office:value-type="string">
            <text:p>rorw</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table:table-cell table:style-name="ce4" office:value-type="string">
            <text:p>rorl</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table:table-cell table:style-name="ce4" office:value-type="string">
            <text:p>rorq</text:p>
          </table:table-cell>
          <table:table-cell table:style-name="ce4" office:value-type="string">
            <text:p>Rotate 64 bits r/m64 right imm8 times. Uses a 6 bit count.</text:p>
          </table:table-cell>
        </table:table-row>
        <table:table-row table:style-name="ro1">
          <table:table-cell table:number-columns-repeated="7"/>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rcpps</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rcpps</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rcpps</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7"/>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rcpss</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rcpss</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fsbase</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fsbase</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gsbase</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rdgsbase</text:p>
          </table:table-cell>
          <table:table-cell table:style-name="ce4" office:value-type="string">
            <text:p>Load the 64-bit destination register with the GS base address.</text:p>
          </table:table-cell>
        </table:table-row>
        <table:table-row table:style-name="ro1">
          <table:table-cell table:number-columns-repeated="7"/>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row>
        <table:table-row table:style-name="ro1">
          <table:table-cell table:number-columns-repeated="4"/>
          <table:table-cell table:style-name="Default"/>
          <table:table-cell table:number-columns-repeated="2"/>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Default"/>
          <table:table-cell table:style-name="ce4" office:value-type="string">
            <text:p>rdpmc</text:p>
          </table:table-cell>
          <table:table-cell table:style-name="ce4" office:value-type="string">
            <text:p>Read performance-monitoring counter specified by ECX into EDX:EAX.</text:p>
          </table:table-cell>
        </table:table-row>
        <table:table-row table:style-name="ro1">
          <table:table-cell table:number-columns-repeated="7"/>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office:value-type="string">
            <text:p>RDRAND</text:p>
          </table:table-cell>
          <table:table-cell table:style-name="ce4" office:value-type="string">
            <text:p>rdrand</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office:value-type="string">
            <text:p>RDRAND</text:p>
          </table:table-cell>
          <table:table-cell table:style-name="ce4" office:value-type="string">
            <text:p>rdrand</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DRAND</text:p>
          </table:table-cell>
          <table:table-cell table:style-name="ce4" office:value-type="string">
            <text:p>rdrand</text:p>
          </table:table-cell>
          <table:table-cell table:style-name="ce4" office:value-type="string">
            <text:p>Read a 64-bit random number and store in the destination register.</text:p>
          </table:table-cell>
        </table:table-row>
        <table:table-row table:style-name="ro1">
          <table:table-cell table:number-columns-repeated="7"/>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table:table-cell table:style-name="ce4" office:value-type="string">
            <text:p>rdtsc</text:p>
          </table:table-cell>
          <table:table-cell table:style-name="ce4" office:value-type="string">
            <text:p>Read time-stamp counter into EDX:EAX.</text:p>
          </table:table-cell>
        </table:table-row>
        <table:table-row table:style-name="ro1">
          <table:table-cell table:number-columns-repeated="7"/>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table:table-cell table:style-name="ce4" office:value-type="string">
            <text:p>rdtscp</text:p>
          </table:table-cell>
          <table:table-cell table:style-name="ce4" office:value-type="string">
            <text:p>Read 64-bit time-stamp counter and 32-bit IA32_TSC_AUX value into EDX:EAX and ECX.</text:p>
          </table:table-cell>
        </table:table-row>
        <table:table-row table:style-name="ro1">
          <table:table-cell table:number-columns-repeated="7"/>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bytes from port DX into ES:[(E)DI].</text:p>
          </table:table-cell>
        </table:table-row>
        <table:table-row table:style-name="ro1">
          <table:table-cell table:style-name="ce4" office:value-type="string">
            <text:p>F3 <text:span text:style-name="T1">REX.w+</text:span>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ins</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table:table-cell table:style-name="ce4" office:value-type="string">
            <text:p>rep ins</text:p>
          </table:table-cell>
          <table:table-cell table:style-name="ce4" office:value-type="string">
            <text:p>Input (E)CX doublewords from port DX into ES:[(E)DI].</text:p>
          </table:table-cell>
        </table:table-row>
        <table:table-row table:style-name="ro1">
          <table:table-cell table:style-name="ce4" office:value-type="string">
            <text:p>F3 <text:span text:style-name="T1">REX.w+</text:span> 6D</text:p>
          </table:table-cell>
          <table:table-cell table:style-name="ce4" office:value-type="string">
            <text:p>REP_INS <text:span text:style-name="T1">m32</text:span>, D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ins</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movs</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table:table-cell table:style-name="ce4" office:value-type="string">
            <text:p>rep movs</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movs</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text:span text:style-name="T1">m8</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text:span text:style-name="T1">m8</text:span></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outs</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text:span text:style-name="T1">m16</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text:span text:style-name="T1">m32</text:span></text:p>
          </table:table-cell>
          <table:table-cell table:number-columns-repeated="2" table:style-name="ce4" office:value-type="string">
            <text:p>V</text:p>
          </table:table-cell>
          <table:table-cell table:style-name="ce4"/>
          <table:table-cell table:style-name="ce4" office:value-type="string">
            <text:p>rep outs</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text:span text:style-name="T1">m32</text:span></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outs</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lods</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table:table-cell table:style-name="ce4" office:value-type="string">
            <text:p>rep lods</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lods</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stos</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table:table-cell table:style-name="ce4" office:value-type="string">
            <text:p>rep stos</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 stos</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cmps</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table:table-cell table:style-name="ce4" office:value-type="string">
            <text:p>repe cmps</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cmps</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scas</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table:table-cell table:style-name="ce4" office:value-type="string">
            <text:p>repe scas</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e scas</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cmps</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table:table-cell table:style-name="ce4" office:value-type="string">
            <text:p>repne cmps</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cmps</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scas</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table:table-cell table:style-name="ce4" office:value-type="string">
            <text:p>repne scas</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repne scas</text:p>
          </table:table-cell>
          <table:table-cell table:style-name="ce4" office:value-type="string">
            <text:p>Find RAX, starting at [RDI].</text:p>
          </table:table-cell>
        </table:table-row>
        <table:table-row table:style-name="ro1">
          <table:table-cell table:number-columns-repeated="7"/>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 <text:span text:style-name="T1">far</text:span></text:p>
          </table:table-cell>
          <table:table-cell table:number-columns-repeated="2" table:style-name="ce4" office:value-type="string">
            <text:p>V</text:p>
          </table:table-cell>
          <table:table-cell table:style-name="ce4"/>
          <table:table-cell table:style-name="ce4" office:value-type="string">
            <text:p>lretl</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 <text:span text:style-name="T1">far</text:span></text:p>
          </table:table-cell>
          <table:table-cell table:number-columns-repeated="2" table:style-name="ce4" office:value-type="string">
            <text:p>V</text:p>
          </table:table-cell>
          <table:table-cell table:style-name="ce4"/>
          <table:table-cell table:style-name="ce4" office:value-type="string">
            <text:p>retq</text:p>
          </table:table-cell>
          <table:table-cell table:style-name="ce4" office:value-type="string">
            <text:p>Far return to calling procedure and pop imm16 bytes from stack.</text:p>
          </table:table-cell>
        </table:table-row>
        <table:table-row table:style-name="ro1">
          <table:table-cell table:number-columns-repeated="7"/>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pd</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d</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d</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7"/>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ps</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s</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ps</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7"/>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sd</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sd</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4"/>
          <table:table-cell table:style-name="ce4"/>
          <table:table-cell table:number-columns-repeated="2"/>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SSE4_1</text:p>
          </table:table-cell>
          <table:table-cell table:style-name="ce4" office:value-type="string">
            <text:p>roundss</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roundss</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table:table-cell table:style-name="ce4" office:value-type="string">
            <text:p>rsm</text:p>
          </table:table-cell>
          <table:table-cell table:style-name="ce4" office:value-type="string">
            <text:p>Resume operation of interrupted program.</text:p>
          </table:table-cell>
        </table:table-row>
        <table:table-row table:style-name="ro1">
          <table:table-cell table:number-columns-repeated="7"/>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rsqrtps</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ps</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ps</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7"/>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rsqrtss</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rsqrtss</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table:table-cell table:style-name="ce4" office:value-type="string">
            <text:p>sahf</text:p>
          </table:table-cell>
          <table:table-cell table:style-name="ce4" office:value-type="string">
            <text:p>Loads SF, ZF, AF, PF, and CF from AH into EFLAGS register.</text:p>
          </table:table-cell>
        </table:table-row>
        <table:table-row table:style-name="ro1">
          <table:table-cell table:number-columns-repeated="7"/>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table:table-cell table:style-name="ce4" office:value-type="string">
            <text:p>sa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table:table-cell table:style-name="ce4" office:value-type="string">
            <text:p>sa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lq</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b</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table:table-cell table:style-name="ce4" office:value-type="string">
            <text:p>sarw</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table:table-cell table:style-name="ce4" office:value-type="string">
            <text:p>sarl</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arq</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b</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table:table-cell table:style-name="ce4" office:value-type="string">
            <text:p>shlw</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table:table-cell table:style-name="ce4" office:value-type="string">
            <text:p>shll</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q</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b</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table:table-cell table:style-name="ce4" office:value-type="string">
            <text:p>shrw</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table:table-cell table:style-name="ce4" office:value-type="string">
            <text:p>shrl</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q</text:p>
          </table:table-cell>
          <table:table-cell table:style-name="ce4" office:value-type="string">
            <text:p>Unsigned divide r/m32 by 2, imm8 times.</text:p>
          </table:table-cell>
        </table:table-row>
        <table:table-row table:style-name="ro1">
          <table:table-cell table:number-columns-repeated="7"/>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b</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table:table-cell table:style-name="ce4" office:value-type="string">
            <text:p>sbbw</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table:table-cell table:style-name="ce4" office:value-type="string">
            <text:p>sbbl</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bbq</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4"/>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table:table-cell table:style-name="ce4" office:value-type="string">
            <text:p>scas</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cas</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table:table-cell table:style-name="ce4" office:value-type="string">
            <text:p>scasb</text:p>
          </table:table-cell>
          <table:table-cell table:style-name="ce4" office:value-type="string">
            <text:p>Compare AL with byte at ES:(E)DI or RDI then set status flags.</text:p>
          </table:table-cell>
        </table:table-row>
        <table:table-row table:style-name="ro1">
          <table:table-cell table:style-name="ce4" office:value-type="string">
            <text:p><text:span text:style-name="T1">PREF.66+</text:span> AF</text:p>
          </table:table-cell>
          <table:table-cell table:style-name="ce4" office:value-type="string">
            <text:p>SCASW</text:p>
          </table:table-cell>
          <table:table-cell table:number-columns-repeated="2" table:style-name="ce4" office:value-type="string">
            <text:p>V</text:p>
          </table:table-cell>
          <table:table-cell table:style-name="ce4"/>
          <table:table-cell table:style-name="ce4" office:value-type="string">
            <text:p>scasw</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table:table-cell table:style-name="ce4" office:value-type="string">
            <text:p>scasl</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casq</text:p>
          </table:table-cell>
          <table:table-cell table:style-name="ce4" office:value-type="string">
            <text:p>Compare RAX with quadword at RDI or EDI then set status flags.</text:p>
          </table:table-cell>
        </table:table-row>
        <table:table-row table:style-name="ro1">
          <table:table-cell table:number-columns-repeated="7"/>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b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a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l</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g</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o</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p</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s</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o</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p</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p</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np</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s</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table:table-cell table:style-name="ce4" office:value-type="string">
            <text:p>sete</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ete</text:p>
          </table:table-cell>
          <table:table-cell table:style-name="ce4" office:value-type="string">
            <text:p>Set byte if zero (ZF=1).</text:p>
          </table:table-cell>
        </table:table-row>
        <table:table-row table:style-name="ro1">
          <table:table-cell table:number-columns-repeated="2"/>
          <table:table-cell table:style-name="ce4" table:number-columns-repeated="4"/>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table:table-cell table:style-name="ce4" office:value-type="string">
            <text:p>sfence</text:p>
          </table:table-cell>
          <table:table-cell table:style-name="ce4" office:value-type="string">
            <text:p>Serializes store operations.</text:p>
          </table:table-cell>
        </table:table-row>
        <table:table-row table:style-name="ro1">
          <table:table-cell table:number-columns-repeated="7"/>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row>
        <table:table-row table:style-name="ro1">
          <table:table-cell table:number-columns-repeated="7"/>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table:table-cell table:style-name="ce4" office:value-type="string">
            <text:p>shldw</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table:table-cell table:style-name="ce4" office:value-type="string">
            <text:p>shldw</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table:table-cell table:style-name="ce4" office:value-type="string">
            <text:p>shldl</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dq</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table:table-cell table:style-name="ce4" office:value-type="string">
            <text:p>shldl</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ldq</text:p>
          </table:table-cell>
          <table:table-cell table:style-name="ce4" office:value-type="string">
            <text:p>Shift r/m64 to left CL places while shifting bits from r64 in from the right.</text:p>
          </table:table-cell>
        </table:table-row>
        <table:table-row table:style-name="ro1">
          <table:table-cell table:number-columns-repeated="7"/>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table:table-cell table:style-name="ce4" office:value-type="string">
            <text:p>shrdw</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table:table-cell table:style-name="ce4" office:value-type="string">
            <text:p>shrdw</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table:table-cell table:style-name="ce4" office:value-type="string">
            <text:p>shrdl</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dq</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table:table-cell table:style-name="ce4" office:value-type="string">
            <text:p>shrdl</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hrdq</text:p>
          </table:table-cell>
          <table:table-cell table:style-name="ce4" office:value-type="string">
            <text:p>Shift r/m64 to right CL places while shifting bits from r64 in from the left.</text:p>
          </table:table-cell>
        </table:table-row>
        <table:table-row table:style-name="ro1">
          <table:table-cell table:number-columns-repeated="7"/>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SE2</text:p>
          </table:table-cell>
          <table:table-cell table:style-name="ce4" office:value-type="string">
            <text:p>shufpd</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d</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d</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7"/>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SE</text:p>
          </table:table-cell>
          <table:table-cell table:style-name="ce4" office:value-type="string">
            <text:p>shufps</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s</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shufps</text:p>
          </table:table-cell>
          <table:table-cell table:style-name="ce4" office:value-type="string">
            <text:p>Shuffle Packed single-precision floating-point values selected by imm8 from ymm2 and ymm3/mem.</text:p>
          </table:table-cell>
        </table:table-row>
        <table:table-row table:style-name="ro1">
          <table:table-cell table:number-columns-repeated="7"/>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table:table-cell table:style-name="ce4" office:value-type="string">
            <text:p>sidt</text:p>
          </table:table-cell>
          <table:table-cell table:style-name="ce4" office:value-type="string">
            <text:p>Store IDTR to m.</text:p>
          </table:table-cell>
        </table:table-row>
        <table:table-row table:style-name="ro1">
          <table:table-cell table:number-columns-repeated="7"/>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table:table-cell table:style-name="ce4" office:value-type="string">
            <text:p>sldtw</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table:table-cell table:style-name="ce4" office:value-type="string">
            <text:p>sldtq</text:p>
          </table:table-cell>
          <table:table-cell table:style-name="ce4" office:value-type="string">
            <text:p>Stores segment selector from LDTR in r64/m16.</text:p>
          </table:table-cell>
        </table:table-row>
        <table:table-row table:style-name="ro1">
          <table:table-cell table:number-columns-repeated="7"/>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table:table-cell table:style-name="ce4" office:value-type="string">
            <text:p>smsww</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table:table-cell table:style-name="ce4" office:value-type="string">
            <text:p>smswl</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table:table-cell table:style-name="ce4" office:value-type="string">
            <text:p>smswq</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7"/>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sqrtpd</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d</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d</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7"/>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sqrtps</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s</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ps</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7"/>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sqrtsd</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sd</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7"/>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sqrtss</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qrtss</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7"/>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table:table-cell table:style-name="ce4" office:value-type="string">
            <text:p>stc</text:p>
          </table:table-cell>
          <table:table-cell table:style-name="ce4" office:value-type="string">
            <text:p>Set CF flag.</text:p>
          </table:table-cell>
        </table:table-row>
        <table:table-row table:style-name="ro1">
          <table:table-cell table:number-columns-repeated="7"/>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table:table-cell table:style-name="ce4" office:value-type="string">
            <text:p>std</text:p>
          </table:table-cell>
          <table:table-cell table:style-name="ce4" office:value-type="string">
            <text:p>Set DF flag.</text:p>
          </table:table-cell>
        </table:table-row>
        <table:table-row table:style-name="ro1">
          <table:table-cell table:number-columns-repeated="7"/>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table:table-cell table:style-name="ce4" office:value-type="string">
            <text:p>sti</text:p>
          </table:table-cell>
          <table:table-cell table:style-name="ce4" office:value-type="string">
            <text:p>Set interrupt flag; external, maskable interrupts enabled at the end of the next instruction.</text:p>
          </table:table-cell>
        </table:table-row>
        <table:table-row table:style-name="ro1">
          <table:table-cell table:number-columns-repeated="7"/>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SE</text:p>
          </table:table-cell>
          <table:table-cell table:style-name="ce4" office:value-type="string">
            <text:p>stmxcsr</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tmxcsr</text:p>
          </table:table-cell>
          <table:table-cell table:style-name="ce4" office:value-type="string">
            <text:p>Store contents of MXCSR register to m32.</text:p>
          </table:table-cell>
        </table:table-row>
        <table:table-row table:style-name="ro1">
          <table:table-cell table:number-columns-repeated="7"/>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table:table-cell table:style-name="ce4" office:value-type="string">
            <text:p>stos</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tos</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table:table-cell table:style-name="ce4" office:value-type="string">
            <text:p>stosb</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text:span text:style-name="T1">PREF.66+</text:span> AB</text:p>
          </table:table-cell>
          <table:table-cell table:style-name="ce4" office:value-type="string">
            <text:p>STOSW</text:p>
          </table:table-cell>
          <table:table-cell table:number-columns-repeated="2" table:style-name="ce4" office:value-type="string">
            <text:p>V</text:p>
          </table:table-cell>
          <table:table-cell table:style-name="ce4"/>
          <table:table-cell table:style-name="ce4" office:value-type="string">
            <text:p>stosw</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table:table-cell table:style-name="ce4" office:value-type="string">
            <text:p>stosl</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tosq</text:p>
          </table:table-cell>
          <table:table-cell table:style-name="ce4" office:value-type="string">
            <text:p>Store RAX at address RDI or EDI.</text:p>
          </table:table-cell>
        </table:table-row>
        <table:table-row table:style-name="ro1">
          <table:table-cell table:number-columns-repeated="7"/>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table:table-cell table:style-name="ce4" office:value-type="string">
            <text:p>str</text:p>
          </table:table-cell>
          <table:table-cell table:style-name="ce4" office:value-type="string">
            <text:p>Stores segment selector from TR in r/m16.</text:p>
          </table:table-cell>
        </table:table-row>
        <table:table-row table:style-name="ro1">
          <table:table-cell table:number-columns-repeated="7"/>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b</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table:table-cell table:style-name="ce4" office:value-type="string">
            <text:p>subw</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table:table-cell table:style-name="ce4" office:value-type="string">
            <text:p>subl</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subq</text:p>
          </table:table-cell>
          <table:table-cell table:style-name="ce4" office:value-type="string">
            <text:p>Subtract r/m64 from r64.</text:p>
          </table:table-cell>
        </table:table-row>
        <table:table-row table:style-name="ro1">
          <table:table-cell table:number-columns-repeated="7"/>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subpd</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d</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d</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7"/>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subps</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s</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subps</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7"/>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subsd</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AVX</text:p>
          </table:table-cell>
          <table:table-cell table:style-name="ce4" office:value-type="string">
            <text:p>vsubsd</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7"/>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subss</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AVX</text:p>
          </table:table-cell>
          <table:table-cell table:style-name="ce4" office:value-type="string">
            <text:p>vsubss</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7"/>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table:table-cell table:style-name="ce4" office:value-type="string">
            <text:p>swapgs</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7"/>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call</text:p>
          </table:table-cell>
          <table:table-cell table:style-name="ce4" office:value-type="string">
            <text:p>Fast call to privilege level 0 system procedures.</text:p>
          </table:table-cell>
        </table:table-row>
        <table:table-row table:style-name="ro1">
          <table:table-cell table:number-columns-repeated="7"/>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table:table-cell table:style-name="ce4" office:value-type="string">
            <text:p>sysenter</text:p>
          </table:table-cell>
          <table:table-cell table:style-name="ce4" office:value-type="string">
            <text:p>Fast call to privilege level 0 system procedures.</text:p>
          </table:table-cell>
        </table:table-row>
        <table:table-row table:style-name="ro1">
          <table:table-cell table:number-columns-repeated="7"/>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table:table-cell table:style-name="ce4" office:value-type="string">
            <text:p>sysexit</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 <text:span text:style-name="T1">pw</text:span></text:p>
          </table:table-cell>
          <table:table-cell table:number-columns-repeated="2" table:style-name="ce4" office:value-type="string">
            <text:p>V</text:p>
          </table:table-cell>
          <table:table-cell table:style-name="ce4"/>
          <table:table-cell table:style-name="ce4" office:value-type="string">
            <text:p>sysexit</text:p>
          </table:table-cell>
          <table:table-cell table:style-name="ce4" office:value-type="string">
            <text:p>Fast return to 64-bit mode privilege level 3 user code.</text:p>
          </table:table-cell>
        </table:table-row>
        <table:table-row table:style-name="ro1">
          <table:table-cell table:number-columns-repeated="7"/>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ret</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 <text:span text:style-name="T1">pw</text:span></text:p>
          </table:table-cell>
          <table:table-cell table:style-name="ce4" office:value-type="string">
            <text:p>V</text:p>
          </table:table-cell>
          <table:table-cell table:style-name="ce4" office:value-type="string">
            <text:p>I</text:p>
          </table:table-cell>
          <table:table-cell table:style-name="ce4"/>
          <table:table-cell table:style-name="ce4" office:value-type="string">
            <text:p>sysret</text:p>
          </table:table-cell>
          <table:table-cell table:style-name="ce4" office:value-type="string">
            <text:p>Return to 64-bit mode from fast system call</text:p>
          </table:table-cell>
        </table:table-row>
        <table:table-row table:style-name="ro1">
          <table:table-cell table:number-columns-repeated="7"/>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b</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b</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table:table-cell table:style-name="ce4" office:value-type="string">
            <text:p>testw</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table:table-cell table:style-name="ce4" office:value-type="string">
            <text:p>testl</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testq</text:p>
          </table:table-cell>
          <table:table-cell table:style-name="ce4" office:value-type="string">
            <text:p>AND r64 with r/m64; set SF, ZF, PF according to result.</text:p>
          </table:table-cell>
        </table:table-row>
        <table:table-row table:style-name="ro1">
          <table:table-cell table:number-columns-repeated="7"/>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SSE2</text:p>
          </table:table-cell>
          <table:table-cell table:style-name="ce4" office:value-type="string">
            <text:p>ucomisd</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AVX</text:p>
          </table:table-cell>
          <table:table-cell table:style-name="ce4" office:value-type="string">
            <text:p>vucomisd</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7"/>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SSE</text:p>
          </table:table-cell>
          <table:table-cell table:style-name="ce4" office:value-type="string">
            <text:p>ucomiss</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AVX</text:p>
          </table:table-cell>
          <table:table-cell table:style-name="ce4" office:value-type="string">
            <text:p>vucomiss</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7"/>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table:table-cell table:style-name="ce4" office:value-type="string">
            <text:p>ud2</text:p>
          </table:table-cell>
          <table:table-cell table:style-name="ce4" office:value-type="string">
            <text:p>Raise invalid opcode exception.</text:p>
          </table:table-cell>
        </table:table-row>
        <table:table-row table:style-name="ro1">
          <table:table-cell table:number-columns-repeated="7"/>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unpckhpd</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d</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d</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7"/>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unpckhps</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s</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hps</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7"/>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unpcklpd</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d</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d</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7"/>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unpcklps</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s</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unpcklps</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7"/>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AVX</text:p>
          </table:table-cell>
          <table:table-cell table:style-name="ce4" office:value-type="string">
            <text:p>vbroadcastss</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ss</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sd</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broadcastf128</text:p>
          </table:table-cell>
          <table:table-cell table:style-name="ce4" office:value-type="string">
            <text:p>Broadcast 128 bits of floating-point data in mem to low and high 128-bits in ymm1.</text:p>
          </table:table-cell>
        </table:table-row>
        <table:table-row table:style-name="ro1">
          <table:table-cell table:number-columns-repeated="7"/>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h2ps</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h2ps</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7"/>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s2ph</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F16C</text:p>
          </table:table-cell>
          <table:table-cell table:style-name="ce4" office:value-type="string">
            <text:p>vcvtps2ph</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7"/>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table:table-cell table:style-name="ce4" office:value-type="string">
            <text:p>verr</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table:table-cell table:style-name="ce4" office:value-type="string">
            <text:p>verw</text:p>
          </table:table-cell>
          <table:table-cell table:style-name="ce4" office:value-type="string">
            <text:p>Set ZF=1 if segment specified with r/m16 can be written.</text:p>
          </table:table-cell>
        </table:table-row>
        <table:table-row table:style-name="ro1">
          <table:table-cell table:number-columns-repeated="7"/>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extractf128</text:p>
          </table:table-cell>
          <table:table-cell table:style-name="ce4" office:value-type="string">
            <text:p>Extract 128 bits of packed floating-point values from ymm2 and store results in xmm1/mem.</text:p>
          </table:table-cell>
        </table:table-row>
        <table:table-row table:style-name="ro1">
          <table:table-cell table:number-columns-repeated="7"/>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insertf128</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7"/>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s</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AVX</text:p>
          </table:table-cell>
          <table:table-cell table:style-name="ce4" office:value-type="string">
            <text:p>vmaskmovpd</text:p>
          </table:table-cell>
          <table:table-cell table:style-name="ce4" office:value-type="string">
            <text:p>Conditionally store packed double-precision values from ymm2 using mask in ymm1.</text:p>
          </table:table-cell>
        </table:table-row>
        <table:table-row table:style-name="ro1">
          <table:table-cell table:number-columns-repeated="7"/>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d</text:p>
          </table:table-cell>
          <table:table-cell table:style-name="ce4" office:value-type="string">
            <text:p>Permute double-precision floating-point values in ymm2/mem using controls from imm8.</text:p>
          </table:table-cell>
        </table:table-row>
        <table:table-row table:style-name="ro1">
          <table:table-cell table:number-columns-repeated="7"/>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ilps</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7"/>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AVX</text:p>
          </table:table-cell>
          <table:table-cell table:style-name="ce4" office:value-type="string">
            <text:p>vperm2f128</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7"/>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s</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testpd</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7"/>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AVX</text:p>
          </table:table-cell>
          <table:table-cell table:style-name="ce4" office:value-type="string">
            <text:p>vzeroall</text:p>
          </table:table-cell>
          <table:table-cell table:style-name="ce4" office:value-type="string">
            <text:p>Zero all YMM registers.</text:p>
          </table:table-cell>
        </table:table-row>
        <table:table-row table:style-name="ro1">
          <table:table-cell table:number-columns-repeated="7"/>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AVX</text:p>
          </table:table-cell>
          <table:table-cell table:style-name="ce4" office:value-type="string">
            <text:p>vzeroupper</text:p>
          </table:table-cell>
          <table:table-cell table:style-name="ce4" office:value-type="string">
            <text:p>Zero upper 128 bits of all YMM registers.</text:p>
          </table:table-cell>
        </table:table-row>
        <table:table-row table:style-name="ro1">
          <table:table-cell table:number-columns-repeated="7"/>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table:table-cell table:style-name="ce4" office:value-type="string">
            <text:p>wait</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table:table-cell table:style-name="ce4" office:value-type="string">
            <text:p>fwait</text:p>
          </table:table-cell>
          <table:table-cell table:style-name="ce4" office:value-type="string">
            <text:p>Check pending unmasked floating-point exceptions.</text:p>
          </table:table-cell>
        </table:table-row>
        <table:table-row table:style-name="ro1">
          <table:table-cell table:number-columns-repeated="7"/>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table:table-cell table:style-name="ce4" office:value-type="string">
            <text:p>wbinvd</text:p>
          </table:table-cell>
          <table:table-cell table:style-name="ce4" office:value-type="string">
            <text:p>Write back and flush Internal caches; initiate writing-back and flushing of external caches.</text:p>
          </table:table-cell>
        </table:table-row>
        <table:table-row table:style-name="ro1">
          <table:table-cell table:number-columns-repeated="7"/>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FSGSBASE</text:p>
          </table:table-cell>
          <table:table-cell table:style-name="ce4" office:value-type="string">
            <text:p>wrfsbase</text:p>
          </table:table-cell>
          <table:table-cell table:style-name="ce4" office:value-type="string">
            <text:p>Load the GS base address with the 64-bit value in the source register.</text:p>
          </table:table-cell>
        </table:table-row>
        <table:table-row table:style-name="ro1">
          <table:table-cell table:number-columns-repeated="7"/>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table:table-cell table:style-name="ce4" office:value-type="string">
            <text:p>wrmsr</text:p>
          </table:table-cell>
          <table:table-cell table:style-name="ce4" office:value-type="string">
            <text:p>Write the value in EDX:EAX to MSR specified by ECX.</text:p>
          </table:table-cell>
        </table:table-row>
        <table:table-row table:style-name="ro1">
          <table:table-cell table:number-columns-repeated="7"/>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addb</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table:table-cell table:style-name="ce4" office:value-type="string">
            <text:p>xaddw</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table:table-cell table:style-name="ce4" office:value-type="string">
            <text:p>xaddl</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addq</text:p>
          </table:table-cell>
          <table:table-cell table:style-name="ce4" office:value-type="string">
            <text:p>Exchange r64 and r/m64; load sum into r/m64.</text:p>
          </table:table-cell>
        </table:table-row>
        <table:table-row table:style-name="ro1">
          <table:table-cell table:number-columns-repeated="7"/>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b</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b</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table:table-cell table:style-name="ce4" office:value-type="string">
            <text:p>xchgw</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table:table-cell table:style-name="ce4" office:value-type="string">
            <text:p>xchgl</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chgq</text:p>
          </table:table-cell>
          <table:table-cell table:style-name="ce4" office:value-type="string">
            <text:p>Exchange quadword from r/m64 with r64.</text:p>
          </table:table-cell>
        </table:table-row>
        <table:table-row table:style-name="ro1">
          <table:table-cell table:number-columns-repeated="7"/>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table:table-cell table:style-name="ce4" office:value-type="string">
            <text:p>xgetbv</text:p>
          </table:table-cell>
          <table:table-cell table:style-name="ce4" office:value-type="string">
            <text:p>Reads an XCR specified by ECX into EDX:EAX.</text:p>
          </table:table-cell>
        </table:table-row>
        <table:table-row table:style-name="ro1">
          <table:table-cell table:number-columns-repeated="7"/>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table:table-cell table:style-name="ce4" office:value-type="string">
            <text:p>xlat</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table:table-cell table:style-name="ce4" office:value-type="string">
            <text:p>xlatb</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latb</text:p>
          </table:table-cell>
          <table:table-cell table:style-name="ce4" office:value-type="string">
            <text:p>Set AL to memory byte [RBX + unsigned AL].</text:p>
          </table:table-cell>
        </table:table-row>
        <table:table-row table:style-name="ro1">
          <table:table-cell table:number-columns-repeated="7"/>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b</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table:table-cell table:style-name="ce4" office:value-type="string">
            <text:p>xorw</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table:table-cell table:style-name="ce4" office:value-type="string">
            <text:p>xorl</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orq</text:p>
          </table:table-cell>
          <table:table-cell table:style-name="ce4" office:value-type="string">
            <text:p>r64 XOR r/m64.</text:p>
          </table:table-cell>
        </table:table-row>
        <table:table-row table:style-name="ro1">
          <table:table-cell table:number-columns-repeated="7"/>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SSE2</text:p>
          </table:table-cell>
          <table:table-cell table:style-name="ce4" office:value-type="string">
            <text:p>xorpd</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d</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d</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7"/>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SSE</text:p>
          </table:table-cell>
          <table:table-cell table:style-name="ce4" office:value-type="string">
            <text:p>xorps</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s</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AVX</text:p>
          </table:table-cell>
          <table:table-cell table:style-name="ce4" office:value-type="string">
            <text:p>vxorps</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7"/>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table:table-cell table:style-name="ce4" office:value-type="string">
            <text:p>xrstor</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rstor64</text:p>
          </table:table-cell>
          <table:table-cell table:style-name="ce4" office:value-type="string">
            <text:p>Restore processor extended states from memory. The states are specified by EDX:EAX</text:p>
          </table:table-cell>
        </table:table-row>
        <table:table-row table:style-name="ro1">
          <table:table-cell table:number-columns-repeated="7"/>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table:table-cell table:style-name="ce4" office:value-type="string">
            <text:p>xsave</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table:table-cell table:style-name="ce4" office:value-type="string">
            <text:p>xsave64</text:p>
          </table:table-cell>
          <table:table-cell table:style-name="ce4" office:value-type="string">
            <text:p>Save processor extended states to memory. The states are specified by EDX:EAX</text:p>
          </table:table-cell>
        </table:table-row>
        <table:table-row table:style-name="ro1">
          <table:table-cell table:number-columns-repeated="7"/>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XSAVEOPT</text:p>
          </table:table-cell>
          <table:table-cell table:style-name="ce4" office:value-type="string">
            <text:p>xsaveopt</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XSAVEOPT</text:p>
          </table:table-cell>
          <table:table-cell table:style-name="ce4" office:value-type="string">
            <text:p>xsaveopt64</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7"/>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table:table-cell table:style-name="ce4" office:value-type="string">
            <text:p>xsetbv</text:p>
          </table:table-cell>
          <table:table-cell table:style-name="ce4" office:value-type="string">
            <text:p>Write the value in EDX:EAX to the XCR specified by ECX.</text:p>
          </table:table-cell>
        </table:table-row>
        <table:table-row table:style-name="ro1" table:number-rows-repeated="104617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00/00/0000</text:date>, <text:time style:data-style-name="N2" text:time-value="0000-00-00T09:49: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31T13:56:11</dc:date>
    <meta:editing-duration>P2DT17H7M1S</meta:editing-duration>
    <meta:editing-cycles>221</meta:editing-cycles>
    <meta:generator>LibreOffice/3.6$MacOSX_x86 LibreOffice_project/e29a214-2bbed72-0621de6-a97528c-8f066d</meta:generator>
    <meta:document-statistic meta:table-count="1" meta:cell-count="12573" meta:object-count="0"/>
  </office:meta>
</office:document-meta>
</file>